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4" manifest:media-type="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styles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fo:font-weight="normal" officeooo:rsid="0099cbae" officeooo:paragraph-rsid="005e5b67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2pt" fo:font-weight="bold" officeooo:rsid="001d0a89" officeooo:paragraph-rsid="005e5b6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be6ee3" officeooo:paragraph-rsid="0110193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be6ee3" officeooo:paragraph-rsid="00dd20fd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Liberation Serif" fo:font-size="12pt" fo:font-weight="bold" officeooo:rsid="00be6ee3" officeooo:paragraph-rsid="00dd20f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c06dce" officeooo:paragraph-rsid="00c416b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c06dce" officeooo:paragraph-rsid="00d2de7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c06dce" officeooo:paragraph-rsid="00d838e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c06dce" officeooo:paragraph-rsid="00e6dca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c06dce" officeooo:paragraph-rsid="0105034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c06dce" officeooo:paragraph-rsid="01064019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c06dce" officeooo:paragraph-rsid="01080b9b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c06dce" officeooo:paragraph-rsid="0108a56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c06dce" officeooo:paragraph-rsid="010b478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c416b6" officeooo:paragraph-rsid="00d838ea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c416b6" officeooo:paragraph-rsid="00e4ca59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c416b6" officeooo:paragraph-rsid="00d2de75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c416b6" officeooo:paragraph-rsid="00e7ce2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c416b6" officeooo:paragraph-rsid="00eb1f9c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c416b6" officeooo:paragraph-rsid="010bc796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c416b6" officeooo:paragraph-rsid="010d0c94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c416b6" officeooo:paragraph-rsid="010e6393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c416b6" officeooo:paragraph-rsid="0110193f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c54dda" officeooo:paragraph-rsid="00c54dd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d07c1b" officeooo:paragraph-rsid="00d07c1b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d07c1b" officeooo:paragraph-rsid="00d2de75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d07c1b" officeooo:paragraph-rsid="00d838ea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d07c1b" officeooo:paragraph-rsid="0105034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bold" officeooo:rsid="00d07c1b" officeooo:paragraph-rsid="01064019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weight="bold" officeooo:rsid="00d07c1b" officeooo:paragraph-rsid="0108a564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dd20fd" officeooo:paragraph-rsid="00dd20f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bold" officeooo:rsid="00dd20fd" officeooo:paragraph-rsid="010b478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fo:font-weight="bold" officeooo:rsid="00f17840" officeooo:paragraph-rsid="00f17840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weight="bold" officeooo:rsid="00f17840" officeooo:paragraph-rsid="00f51814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weight="bold" officeooo:rsid="00f17840" officeooo:paragraph-rsid="00fb9b1a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f17840" officeooo:paragraph-rsid="00fd3f3a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f17840" officeooo:paragraph-rsid="0110d0bb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fo:font-weight="bold" officeooo:rsid="00f17840" officeooo:paragraph-rsid="0111fb12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2pt" fo:font-weight="bold" officeooo:rsid="00f51814" officeooo:paragraph-rsid="00f51814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Liberation Serif" fo:font-size="12pt" fo:font-weight="bold" officeooo:rsid="00f51814" officeooo:paragraph-rsid="00f6cd30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erif" fo:font-size="12pt" fo:font-weight="bold" officeooo:rsid="00f51814" officeooo:paragraph-rsid="00f84454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fo:font-size="12pt" fo:font-weight="bold" officeooo:rsid="00f51814" officeooo:paragraph-rsid="0110d0bb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erif" fo:font-size="12pt" fo:font-weight="bold" officeooo:rsid="00f51814" officeooo:paragraph-rsid="0111fb12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erif" fo:font-size="12pt" fo:font-weight="bold" officeooo:rsid="010a90e9" officeooo:paragraph-rsid="010a90e9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" fo:font-size="12pt" fo:font-weight="normal" officeooo:rsid="01021a7f" officeooo:paragraph-rsid="01021a7f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1021a7f" officeooo:paragraph-rsid="01027c85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font-weight="normal" officeooo:rsid="01021a7f" officeooo:paragraph-rsid="01138a39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normal" officeooo:rsid="00be6ee3" officeooo:paragraph-rsid="00be6ee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be6ee3" officeooo:paragraph-rsid="01138a39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4pt" fo:font-weight="bold" officeooo:rsid="00c06dce" officeooo:paragraph-rsid="00c416b6" style:font-size-asian="14pt" style:font-weight-asian="bold" style:font-size-complex="14pt" style:font-weight-complex="bold"/>
    </style:style>
    <style:style style:name="P55" style:family="paragraph" style:parent-style-name="Standard">
      <style:text-properties style:font-name="Liberation Serif" fo:font-size="14pt" fo:font-weight="bold" officeooo:rsid="00c416b6" officeooo:paragraph-rsid="00c416b6" style:font-size-asian="14pt" style:font-weight-asian="bold" style:font-size-complex="14pt" style:font-weight-complex="bold"/>
    </style:style>
    <style:style style:name="P56" style:family="paragraph" style:parent-style-name="Standard">
      <style:text-properties style:font-name="Liberation Serif" fo:font-size="14pt" fo:font-weight="bold" officeooo:rsid="01021a7f" officeooo:paragraph-rsid="01027c85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Liberation Serif" fo:font-size="14pt" fo:font-weight="bold" officeooo:rsid="013d263c" officeooo:paragraph-rsid="01138a39" style:font-size-asian="14pt" style:font-weight-asian="bold" style:font-size-complex="14pt" style:font-weight-complex="bold"/>
    </style:style>
    <style:style style:name="P58" style:family="paragraph" style:parent-style-name="Standard">
      <style:text-properties style:font-name="Liberation Serif" fo:font-size="15pt" fo:font-weight="bold" officeooo:rsid="00be6ee3" officeooo:paragraph-rsid="00be6ee3" style:font-size-asian="15pt" style:font-weight-asian="bold" style:font-size-complex="15pt" style:font-weight-complex="bold"/>
    </style:style>
    <style:style style:name="P59" style:family="paragraph" style:parent-style-name="Standard">
      <style:text-properties style:font-name="Liberation Serif" fo:font-size="15pt" fo:font-weight="bold" officeooo:rsid="00be6ee3" officeooo:paragraph-rsid="0113eea6" style:font-size-asian="15pt" style:font-weight-asian="bold" style:font-size-complex="15pt" style:font-weight-complex="bold"/>
    </style:style>
    <style:style style:name="P60" style:family="paragraph" style:parent-style-name="Standard">
      <style:text-properties style:font-name="Liberation Serif" fo:font-size="15pt" fo:font-weight="bold" officeooo:rsid="00be6ee3" officeooo:paragraph-rsid="0114cf92" style:font-size-asian="15pt" style:font-weight-asian="bold" style:font-size-complex="15pt" style:font-weight-complex="bold"/>
    </style:style>
    <style:style style:name="P61" style:family="paragraph" style:parent-style-name="Standard">
      <style:text-properties style:font-name="Liberation Serif" fo:font-size="15pt" fo:font-weight="bold" officeooo:rsid="00be6ee3" officeooo:paragraph-rsid="01166f49" style:font-size-asian="15pt" style:font-weight-asian="bold" style:font-size-complex="15pt" style:font-weight-complex="bold"/>
    </style:style>
    <style:style style:name="P62" style:family="paragraph" style:parent-style-name="Standard">
      <style:text-properties style:font-name="Liberation Serif" fo:font-size="15pt" fo:font-weight="bold" officeooo:rsid="00be6ee3" officeooo:paragraph-rsid="0117332e" style:font-size-asian="15pt" style:font-weight-asian="bold" style:font-size-complex="15pt" style:font-weight-complex="bold"/>
    </style:style>
    <style:style style:name="P63" style:family="paragraph" style:parent-style-name="Standard">
      <style:text-properties style:font-name="Liberation Serif" fo:font-size="13pt" fo:font-weight="bold" officeooo:rsid="00c54dda" officeooo:paragraph-rsid="00c54dda" style:font-size-asian="13pt" style:font-weight-asian="bold" style:font-size-complex="13pt" style:font-weight-complex="bold"/>
    </style:style>
    <style:style style:name="P64" style:family="paragraph" style:parent-style-name="Standard">
      <style:text-properties style:font-name="Liberation Serif" fo:font-size="13pt" fo:font-weight="bold" officeooo:rsid="00c54dda" officeooo:paragraph-rsid="00ffcf48" style:font-size-asian="13pt" style:font-weight-asian="bold" style:font-size-complex="13pt" style:font-weight-complex="bold"/>
    </style:style>
    <style:style style:name="P65" style:family="paragraph" style:parent-style-name="Standard">
      <style:text-properties style:font-name="Liberation Serif" fo:font-size="13pt" fo:font-weight="bold" officeooo:rsid="00f17840" officeooo:paragraph-rsid="00ffcf48" style:font-size-asian="13pt" style:font-weight-asian="bold" style:font-size-complex="13pt" style:font-weight-complex="bold"/>
    </style:style>
    <style:style style:name="P66" style:family="paragraph" style:parent-style-name="Standard">
      <style:text-properties style:use-window-font-color="true" loext:opacity="0%" style:font-name="Liberation Serif" fo:font-size="12pt" fo:font-weight="normal" officeooo:rsid="013d263c" officeooo:paragraph-rsid="01027c85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Liberation Serif" fo:font-size="12pt" fo:font-weight="normal" officeooo:rsid="01027c85" officeooo:paragraph-rsid="01027c85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loext:opacity="0%" style:font-name="Liberation Serif" fo:font-size="12pt" fo:font-weight="normal" officeooo:rsid="01027c85" officeooo:paragraph-rsid="01138a39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loext:opacity="0%" style:font-name="Liberation Serif" fo:font-size="14pt" fo:font-weight="bold" officeooo:rsid="013d263c" officeooo:paragraph-rsid="01027c85" style:font-size-asian="14pt" style:font-weight-asian="bold" style:font-size-complex="14pt" style:font-weight-complex="bold"/>
    </style:style>
    <style:style style:name="P70" style:family="paragraph" style:parent-style-name="Standard">
      <style:text-properties style:use-window-font-color="true" loext:opacity="0%" style:font-name="Liberation Serif" fo:font-size="14pt" fo:font-weight="bold" officeooo:rsid="013d263c" officeooo:paragraph-rsid="010296d5" style:font-size-asian="14pt" style:font-weight-asian="bold" style:font-size-complex="14pt" style:font-weight-complex="bold"/>
    </style:style>
    <style:style style:name="P71" style:family="paragraph" style:parent-style-name="Standard">
      <style:text-properties officeooo:paragraph-rsid="01138a39"/>
    </style:style>
    <style:style style:name="P72" style:family="paragraph" style:parent-style-name="Standard">
      <style:text-properties fo:color="#c9211e" loext:opacity="100%" style:font-name="Liberation Serif" fo:font-size="12pt" fo:font-weight="bold" officeooo:rsid="01050346" officeooo:paragraph-rsid="010b478d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Liberation Serif" fo:font-size="12pt" fo:font-weight="bold" officeooo:rsid="00be6ee3" officeooo:paragraph-rsid="00c54dd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break-before="page"/>
      <style:text-properties style:font-name="Liberation Serif" fo:font-size="12pt" fo:font-weight="bold" officeooo:rsid="00be6ee3" officeooo:paragraph-rsid="00c54dda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Liberation Serif" fo:font-size="12pt" fo:font-weight="bold" officeooo:rsid="00be6ee3" officeooo:paragraph-rsid="00f84454" style:font-size-asian="12pt" style:font-weight-asian="bold" style:font-size-complex="12pt" style:font-weight-complex="bold"/>
    </style:style>
    <style:style style:name="P77" style:family="paragraph" style:parent-style-name="Standard">
      <style:paragraph-properties fo:break-before="page"/>
      <style:text-properties style:font-name="Liberation Serif" fo:font-size="12pt" fo:font-weight="bold" officeooo:rsid="00be6ee3" officeooo:paragraph-rsid="00f84454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Serif" fo:font-size="15pt" fo:font-weight="bold" officeooo:rsid="00be6ee3" officeooo:paragraph-rsid="0113e0aa" style:font-size-asian="15pt" style:font-weight-asian="bold" style:font-size-complex="15pt" style:font-weight-complex="bold"/>
    </style:style>
    <style:style style:name="T1" style:family="text">
      <style:text-properties officeooo:rsid="00d011b6"/>
    </style:style>
    <style:style style:name="T2" style:family="text">
      <style:text-properties officeooo:rsid="00bde35f"/>
    </style:style>
    <style:style style:name="T3" style:family="text">
      <style:text-properties officeooo:rsid="00b34926"/>
    </style:style>
    <style:style style:name="T4" style:family="text">
      <style:text-properties officeooo:rsid="00c416b6"/>
    </style:style>
    <style:style style:name="T5" style:family="text">
      <style:text-properties officeooo:rsid="00c54dda"/>
    </style:style>
    <style:style style:name="T6" style:family="text">
      <style:text-properties officeooo:rsid="00c8cbd2"/>
    </style:style>
    <style:style style:name="T7" style:family="text">
      <style:text-properties style:use-window-font-color="true" loext:opacity="0%" officeooo:rsid="0147d9bd"/>
    </style:style>
    <style:style style:name="T8" style:family="text">
      <style:text-properties style:use-window-font-color="true" loext:opacity="0%" officeooo:rsid="0149174b"/>
    </style:style>
    <style:style style:name="T9" style:family="text">
      <style:text-properties style:use-window-font-color="true" loext:opacity="0%" officeooo:rsid="013c1eaa"/>
    </style:style>
    <style:style style:name="T10" style:family="text">
      <style:text-properties style:use-window-font-color="true" loext:opacity="0%" officeooo:rsid="010296d5"/>
    </style:style>
    <style:style style:name="T11" style:family="text">
      <style:text-properties officeooo:rsid="0149174b"/>
    </style:style>
    <style:style style:name="T12" style:family="text">
      <style:text-properties officeooo:rsid="01430e19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c416b6" style:font-size-asian="14pt" style:font-size-complex="14pt"/>
    </style:style>
    <style:style style:name="T15" style:family="text">
      <style:text-properties officeooo:rsid="00e3189a"/>
    </style:style>
    <style:style style:name="T16" style:family="text">
      <style:text-properties officeooo:rsid="00eb1f9c"/>
    </style:style>
    <style:style style:name="T17" style:family="text">
      <style:text-properties officeooo:rsid="00f17840"/>
    </style:style>
    <style:style style:name="T18" style:family="text">
      <style:text-properties officeooo:rsid="00f34eae"/>
    </style:style>
    <style:style style:name="T19" style:family="text">
      <style:text-properties officeooo:rsid="00f51814"/>
    </style:style>
    <style:style style:name="T20" style:family="text">
      <style:text-properties officeooo:rsid="00f6cd30"/>
    </style:style>
    <style:style style:name="T21" style:family="text">
      <style:text-properties officeooo:rsid="00f84454"/>
    </style:style>
    <style:style style:name="T22" style:family="text">
      <style:text-properties officeooo:rsid="00fb9b1a"/>
    </style:style>
    <style:style style:name="T23" style:family="text">
      <style:text-properties fo:font-size="12pt" officeooo:rsid="00f17840" style:font-size-asian="12pt" style:font-size-complex="12pt"/>
    </style:style>
    <style:style style:name="T24" style:family="text">
      <style:text-properties officeooo:rsid="00ffcf48"/>
    </style:style>
    <style:style style:name="T25" style:family="text">
      <style:text-properties officeooo:rsid="01021a7f"/>
    </style:style>
    <style:style style:name="T26" style:family="text">
      <style:text-properties style:font-name="Liberation Serif" fo:font-size="12pt" fo:font-weight="normal" officeooo:rsid="01021a7f" style:font-size-asian="12pt" style:font-weight-asian="normal" style:font-size-complex="12pt" style:font-weight-complex="normal"/>
    </style:style>
    <style:style style:name="T27" style:family="text">
      <style:text-properties officeooo:rsid="01027c85"/>
    </style:style>
    <style:style style:name="T28" style:family="text">
      <style:text-properties officeooo:rsid="010296d5"/>
    </style:style>
    <style:style style:name="T29" style:family="text">
      <style:text-properties fo:color="#c9211e" loext:opacity="100%" officeooo:rsid="01050346"/>
    </style:style>
    <style:style style:name="T30" style:family="text">
      <style:text-properties fo:color="#c9211e" loext:opacity="100%" officeooo:rsid="01064019"/>
    </style:style>
    <style:style style:name="T31" style:family="text">
      <style:text-properties fo:color="#c9211e" loext:opacity="100%" officeooo:rsid="0108a564"/>
    </style:style>
    <style:style style:name="T32" style:family="text">
      <style:text-properties fo:color="#c9211e" loext:opacity="100%" officeooo:rsid="010b478d"/>
    </style:style>
    <style:style style:name="T33" style:family="text">
      <style:text-properties fo:color="#c9211e" loext:opacity="100%" officeooo:rsid="010bc796"/>
    </style:style>
    <style:style style:name="T34" style:family="text">
      <style:text-properties fo:color="#c9211e" loext:opacity="100%" officeooo:rsid="010d0c94"/>
    </style:style>
    <style:style style:name="T35" style:family="text">
      <style:text-properties fo:color="#c9211e" loext:opacity="100%" officeooo:rsid="010e6393"/>
    </style:style>
    <style:style style:name="T36" style:family="text">
      <style:text-properties fo:color="#c9211e" loext:opacity="100%" officeooo:rsid="0110193f"/>
    </style:style>
    <style:style style:name="T37" style:family="text">
      <style:text-properties fo:color="#c9211e" loext:opacity="100%" officeooo:rsid="0110d0bb"/>
    </style:style>
    <style:style style:name="T38" style:family="text">
      <style:text-properties fo:color="#c9211e" loext:opacity="100%" officeooo:rsid="0111fb12"/>
    </style:style>
    <style:style style:name="T39" style:family="text">
      <style:text-properties fo:color="#c9211e" loext:opacity="100%" fo:font-weight="bold" officeooo:rsid="01050346" style:font-weight-asian="bold" style:font-weight-complex="bold"/>
    </style:style>
    <style:style style:name="T40" style:family="text">
      <style:text-properties fo:color="#c9211e" loext:opacity="100%" fo:font-weight="bold" officeooo:rsid="01064019" style:font-weight-asian="bold" style:font-weight-complex="bold"/>
    </style:style>
    <style:style style:name="T41" style:family="text">
      <style:text-properties fo:color="#c9211e" loext:opacity="100%" fo:font-weight="bold" officeooo:rsid="01138a39" style:font-weight-asian="bold" style:font-weight-complex="bold"/>
    </style:style>
    <style:style style:name="T42" style:family="text">
      <style:text-properties fo:color="#c9211e" loext:opacity="100%" style:font-name="Liberation Serif" fo:font-size="12pt" fo:font-weight="bold" officeooo:rsid="01050346" style:font-size-asian="12pt" style:font-weight-asian="bold" style:font-size-complex="12pt" style:font-weight-complex="bold"/>
    </style:style>
    <style:style style:name="T43" style:family="text">
      <style:text-properties fo:color="#c9211e" loext:opacity="100%" style:font-name="Liberation Serif" fo:font-size="12pt" fo:font-weight="bold" officeooo:rsid="01064019" style:font-size-asian="12pt" style:font-weight-asian="bold" style:font-size-complex="12pt" style:font-weight-complex="bold"/>
    </style:style>
    <style:style style:name="T44" style:family="text">
      <style:text-properties fo:color="#c9211e" loext:opacity="100%" fo:font-size="12pt" officeooo:rsid="01050346" style:font-size-asian="12pt" style:font-size-complex="12pt"/>
    </style:style>
    <style:style style:name="T45" style:family="text">
      <style:text-properties fo:color="#c9211e" loext:opacity="100%" fo:font-size="12pt" officeooo:rsid="01138a39" style:font-size-asian="12pt" style:font-size-complex="12pt"/>
    </style:style>
    <style:style style:name="T46" style:family="text">
      <style:text-properties fo:color="#c9211e" loext:opacity="100%" fo:font-size="12pt" officeooo:rsid="0113e0aa" style:font-size-asian="12pt" style:font-size-complex="12pt"/>
    </style:style>
    <style:style style:name="T47" style:family="text">
      <style:text-properties fo:color="#c9211e" loext:opacity="100%" fo:font-size="12pt" officeooo:rsid="0113eea6" style:font-size-asian="12pt" style:font-size-complex="12pt"/>
    </style:style>
    <style:style style:name="T48" style:family="text">
      <style:text-properties fo:color="#c9211e" loext:opacity="100%" fo:font-size="12pt" officeooo:rsid="0114cf92" style:font-size-asian="12pt" style:font-size-complex="12pt"/>
    </style:style>
    <style:style style:name="T49" style:family="text">
      <style:text-properties fo:color="#c9211e" loext:opacity="100%" fo:font-size="12pt" officeooo:rsid="01166f49" style:font-size-asian="12pt" style:font-size-complex="12pt"/>
    </style:style>
    <style:style style:name="T50" style:family="text">
      <style:text-properties fo:color="#c9211e" loext:opacity="100%" fo:font-size="12pt" officeooo:rsid="0117332e" style:font-size-asian="12pt" style:font-size-complex="12pt"/>
    </style:style>
    <style:style style:name="T51" style:family="text">
      <style:text-properties fo:color="#c9211e" loext:opacity="100%" officeooo:rsid="0113e0aa"/>
    </style:style>
    <style:style style:name="T52" style:family="text">
      <style:text-properties officeooo:rsid="00c06dce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8">Exercice 1: ( 4 points)<text:span text:style-name="T29">(</text:span><text:span text:style-name="T51">4</text:span><text:span text:style-name="T29">,</text:span><text:span text:style-name="T51">8</text:span><text:span text:style-name="T29">)</text:span></text:p>
      <text:p text:style-name="P54"><text:s/><text:span text:style-name="T4">a) </text:span><draw:frame draw:style-name="fr3" draw:name="Objet2" text:anchor-type="as-char" svg:y="-0.51cm" svg:width="2.639cm" svg:height="0.61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draw:frame draw:style-name="fr3" draw:name="Objet84" text:anchor-type="as-char" svg:y="-0.377cm" svg:width="4.389cm" svg:height="0.467cm" draw:z-index="38"><draw:object xlink:href="./Object 84" xlink:type="simple" xlink:show="embed" xlink:actuate="onLoad"/><draw:image xlink:href="./ObjectReplacements/Object 84" xlink:type="simple" xlink:show="embed" xlink:actuate="onLoad"/><svg:desc>formule</svg:desc></draw:frame><text:span text:style-name="T29">(0,15)</text:span></text:p>
      <text:p text:style-name="P13"><draw:frame draw:style-name="fr3" draw:name="Objet37" text:anchor-type="as-char" svg:y="-0.619cm" svg:width="5.74cm" svg:height="1.074cm" draw:z-index="9"><draw:object xlink:href="./Object 37" xlink:type="simple" xlink:show="embed" xlink:actuate="onLoad"/><draw:image xlink:href="./ObjectReplacements/Object 37" xlink:type="simple" xlink:show="embed" xlink:actuate="onLoad"/><svg:desc>formule</svg:desc></draw:frame><draw:frame draw:style-name="fr3" draw:name="Objet40" text:anchor-type="as-char" svg:y="-0.619cm" svg:width="1.178cm" svg:height="0.998cm" draw:z-index="28"><draw:object xlink:href="./Object 40" xlink:type="simple" xlink:show="embed" xlink:actuate="onLoad"/><draw:image xlink:href="./ObjectReplacements/Object 40" xlink:type="simple" xlink:show="embed" xlink:actuate="onLoad"/><svg:desc>formule</svg:desc></draw:frame><text:span text:style-name="T29">(0,15)</text:span></text:p>
      <text:p text:style-name="P9"><draw:frame draw:style-name="fr3" draw:name="Objet38" text:anchor-type="as-char" svg:y="-0.437cm" svg:width="2.997cm" svg:height="0.543cm" draw:z-index="10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9"><draw:frame draw:style-name="fr3" draw:name="Objet39" text:anchor-type="as-char" svg:y="-0.75cm" svg:width="16.152cm" svg:height="1.258cm" draw:z-index="11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13"><draw:frame draw:style-name="fr3" draw:name="Objet44" text:anchor-type="as-char" svg:y="-0.619cm" svg:width="5.258cm" svg:height="0.998cm" draw:z-index="12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3" draw:name="Objet47" text:anchor-type="as-char" svg:y="-0.67cm" svg:width="1.427cm" svg:height="1.08cm" draw:z-index="15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29">(0,45)</text:span></text:p>
      <text:p text:style-name="P29"><draw:frame draw:style-name="fr3" draw:name="Objet48" text:anchor-type="as-char" svg:y="-0.473cm" svg:width="5.161cm" svg:height="0.616cm" draw:z-index="16"><draw:object xlink:href="./Object 48" xlink:type="simple" xlink:show="embed" xlink:actuate="onLoad"/><draw:image xlink:href="./ObjectReplacements/Object 48" xlink:type="simple" xlink:show="embed" xlink:actuate="onLoad"/><svg:desc>formule</svg:desc></draw:frame><text:s/></text:p>
      <text:p text:style-name="P32"><draw:frame draw:style-name="fr3" draw:name="Objet49" text:anchor-type="as-char" svg:y="-0.75cm" svg:width="5.516cm" svg:height="1.258cm" draw:z-index="17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32"><draw:frame draw:style-name="fr1" draw:name="Objet50" text:anchor-type="as-char" svg:y="-0.926cm" svg:width="6.188cm" svg:height="1.572cm" draw:z-index="18"><draw:object xlink:href="./Object 50" xlink:type="simple" xlink:show="embed" xlink:actuate="onLoad"/><draw:image xlink:href="./ObjectReplacements/Object 50" xlink:type="simple" xlink:show="embed" xlink:actuate="onLoad"/><svg:desc>formule</svg:desc></draw:frame><text:span text:style-name="T29">(0,45)</text:span></text:p>
      <text:p text:style-name="P29"/>
      <text:p text:style-name="P29"/>
      <text:p text:style-name="P55"><text:s/>b) <draw:frame draw:style-name="fr3" draw:name="Objet6" text:anchor-type="as-char" svg:y="-0.51cm" svg:width="2.295cm" svg:height="0.616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text:s/></text:p>
      <text:p text:style-name="P14"><draw:frame draw:style-name="fr3" draw:name="Objet9" text:anchor-type="as-char" svg:y="-0.377cm" svg:width="4.39cm" svg:height="0.467cm" draw:z-index="39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29">(</text:span><text:span text:style-name="T30">0,15</text:span><text:span text:style-name="T29">)</text:span></text:p>
      <text:p text:style-name="P14"><draw:frame draw:style-name="fr3" draw:name="Objet55" text:anchor-type="as-char" svg:y="-0.619cm" svg:width="4.413cm" svg:height="0.998cm" draw:z-index="19"><draw:object xlink:href="./Object 41" xlink:type="simple" xlink:show="embed" xlink:actuate="onLoad"/><draw:image xlink:href="./ObjectReplacements/Object 41" xlink:type="simple" xlink:show="embed" xlink:actuate="onLoad"/><svg:desc>formule</svg:desc></draw:frame><text:s/><draw:frame draw:style-name="fr3" draw:name="Objet41" text:anchor-type="as-char" svg:y="-0.407cm" svg:width="1.529cm" svg:height="0.506cm" draw:z-index="20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T29">(</text:span><text:span text:style-name="T30">0,15</text:span><text:span text:style-name="T29">)</text:span></text:p>
      <text:p text:style-name="P10"><draw:frame draw:style-name="fr3" draw:name="Objet56" text:anchor-type="as-char" svg:y="-0.437cm" svg:width="2.997cm" svg:height="0.543cm" draw:z-index="21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10"><draw:frame draw:style-name="fr3" draw:name="Objet57" text:anchor-type="as-char" svg:y="-0.437cm" svg:width="3.909cm" svg:height="0.568cm" draw:z-index="22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14"><draw:frame draw:style-name="fr3" draw:name="Objet51" text:anchor-type="as-char" svg:y="-0.377cm" svg:width="2.447cm" svg:height="0.483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3" draw:name="Objet58" text:anchor-type="as-char" svg:y="-0.407cm" svg:width="1.706cm" svg:height="0.52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29">(</text:span><text:span text:style-name="T30">0,45</text:span><text:span text:style-name="T29">)</text:span></text:p>
      <text:p text:style-name="P30"><draw:frame draw:style-name="fr3" draw:name="Objet66" text:anchor-type="as-char" svg:y="-0.437cm" svg:width="4.8cm" svg:height="0.568cm" draw:z-index="26"><draw:object xlink:href="./Object 66" xlink:type="simple" xlink:show="embed" xlink:actuate="onLoad"/><draw:image xlink:href="./ObjectReplacements/Object 66" xlink:type="simple" xlink:show="embed" xlink:actuate="onLoad"/><svg:desc>formule</svg:desc></draw:frame><text:s/></text:p>
      <text:p text:style-name="P30"><draw:frame draw:style-name="fr3" draw:name="Objet67" text:anchor-type="as-char" svg:y="-0.437cm" svg:width="6.008cm" svg:height="0.568cm" draw:z-index="27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33"><draw:frame draw:style-name="fr1" draw:name="Objet59" text:anchor-type="as-char" svg:y="-0.561cm" svg:width="5.205cm" svg:height="0.766cm" draw:z-index="29"><draw:object xlink:href="./Object 59" xlink:type="simple" xlink:show="embed" xlink:actuate="onLoad"/><draw:image xlink:href="./ObjectReplacements/Object 59" xlink:type="simple" xlink:show="embed" xlink:actuate="onLoad"/><svg:desc>formule</svg:desc></draw:frame><text:s/><text:span text:style-name="T29">(</text:span><text:span text:style-name="T30">0,45</text:span><text:span text:style-name="T29">)</text:span></text:p>
      <text:p text:style-name="P21"/>
      <text:p text:style-name="P55">c) <draw:frame draw:style-name="fr3" draw:name="Objet7" text:anchor-type="as-char" svg:y="-0.51cm" svg:width="2.93cm" svg:height="0.616cm" draw:z-index="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5"><draw:frame draw:style-name="fr3" draw:name="Objet35" text:anchor-type="as-char" svg:y="-0.377cm" svg:width="4.383cm" svg:height="0.467cm" draw:z-index="40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29">(</text:span><text:span text:style-name="T30">0,15</text:span><text:span text:style-name="T29">)</text:span></text:p>
      <text:p text:style-name="P15"><draw:frame draw:style-name="fr3" draw:name="Objet46" text:anchor-type="as-char" svg:y="-0.619cm" svg:width="5.763cm" svg:height="1.074cm" draw:z-index="30"><draw:object xlink:href="./Object 55" xlink:type="simple" xlink:show="embed" xlink:actuate="onLoad"/><draw:image xlink:href="./ObjectReplacements/Object 55" xlink:type="simple" xlink:show="embed" xlink:actuate="onLoad"/><svg:desc>formule</svg:desc></draw:frame><draw:frame draw:style-name="fr3" draw:name="Objet60" text:anchor-type="as-char" svg:y="-0.619cm" svg:width="1.184cm" svg:height="0.998cm" draw:z-index="31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T29">(</text:span><text:span text:style-name="T30">0,15</text:span><text:span text:style-name="T29">)</text:span></text:p>
      <text:p text:style-name="P11"><draw:frame draw:style-name="fr3" draw:name="Objet61" text:anchor-type="as-char" svg:y="-0.437cm" svg:width="2.997cm" svg:height="0.543cm" draw:z-index="3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11"><draw:frame draw:style-name="fr3" draw:name="Objet62" text:anchor-type="as-char" svg:y="-0.938cm" svg:width="18.517cm" svg:height="1.635cm" draw:z-index="33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16"><draw:frame draw:style-name="fr3" draw:name="Objet74" text:anchor-type="as-char" svg:y="-0.75cm" svg:width="10.029cm" svg:height="1.258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3" draw:name="Objet79" text:anchor-type="as-char" svg:y="-0.67cm" svg:width="1.425cm" svg:height="1.08cm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text:span text:style-name="T29">(</text:span><text:span text:style-name="T30">0,</text:span><text:span text:style-name="T31">4</text:span><text:span text:style-name="T30">5</text:span><text:span text:style-name="T29">)</text:span></text:p>
      <text:p text:style-name="P31"><draw:frame draw:style-name="fr3" draw:name="Objet65" text:anchor-type="as-char" svg:y="-0.473cm" svg:width="5.161cm" svg:height="0.616cm" draw:z-index="36"><draw:object xlink:href="./Object 65" xlink:type="simple" xlink:show="embed" xlink:actuate="onLoad"/><draw:image xlink:href="./ObjectReplacements/Object 65" xlink:type="simple" xlink:show="embed" xlink:actuate="onLoad"/><svg:desc>formule</svg:desc></draw:frame><text:s/></text:p>
      <text:p text:style-name="P34"><draw:frame draw:style-name="fr1" draw:name="Objet63" text:anchor-type="as-char" svg:y="-0.926cm" svg:width="6.787cm" svg:height="1.572cm" draw:z-index="37"><draw:object xlink:href="./Object 63" xlink:type="simple" xlink:show="embed" xlink:actuate="onLoad"/><draw:image xlink:href="./ObjectReplacements/Object 63" xlink:type="simple" xlink:show="embed" xlink:actuate="onLoad"/><svg:desc>formule</svg:desc></draw:frame><text:span text:style-name="T29">(</text:span><text:span text:style-name="T30">0,</text:span><text:span text:style-name="T31">4</text:span><text:span text:style-name="T30">5</text:span><text:span text:style-name="T29">)</text:span></text:p>
      <text:p text:style-name="P31"/>
      <text:p text:style-name="P19"/>
      <text:p text:style-name="P55"><text:soft-page-break/>d) <draw:frame draw:style-name="fr3" draw:name="Objet8" text:anchor-type="as-char" svg:y="-0.51cm" svg:width="2.635cm" svg:height="0.663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5">Cette expression ressemble déjà à une forme canonique.</text:p>
      <text:p text:style-name="P35">Bien qu’en développant d’abord puis utilisés les formule , on trouvera la solution, <text:s/>nous allons faire autrement.</text:p>
      <text:p text:style-name="P36"><text:s text:c="2"/><draw:frame draw:style-name="fr3" draw:name="Objet64" text:anchor-type="as-char" svg:y="-0.75cm" svg:width="11.021cm" svg:height="1.258cm" draw:z-index="41"><draw:object xlink:href="./Object 64" xlink:type="simple" xlink:show="embed" xlink:actuate="onLoad"/><draw:image xlink:href="./ObjectReplacements/Object 64" xlink:type="simple" xlink:show="embed" xlink:actuate="onLoad"/><svg:desc>formule</svg:desc></draw:frame><text:s/><text:span text:style-name="T29">(</text:span><text:span text:style-name="T30">0,</text:span><text:span text:style-name="T32">75</text:span><text:span text:style-name="T29">)</text:span></text:p>
      <text:p text:style-name="P36"><draw:frame draw:style-name="fr1" draw:name="Objet68" text:anchor-type="as-char" svg:y="-0.926cm" svg:width="5.627cm" svg:height="1.572cm" draw:z-index="42"><draw:object xlink:href="./Object 68" xlink:type="simple" xlink:show="embed" xlink:actuate="onLoad"/><draw:image xlink:href="./ObjectReplacements/Object 68" xlink:type="simple" xlink:show="embed" xlink:actuate="onLoad"/><svg:desc>formule</svg:desc></draw:frame><text:s text:c="2"/><text:span text:style-name="T29">(</text:span><text:span text:style-name="T30">0,</text:span><text:span text:style-name="T31">4</text:span><text:span text:style-name="T30">5</text:span><text:span text:style-name="T29">) </text:span>N.B : avec les formules, on trouvera <draw:frame draw:style-name="fr2" draw:name="Objet69" text:anchor-type="as-char" svg:y="-0.669cm" svg:width="1.272cm" svg:height="1.097cm" draw:z-index="43"><draw:object xlink:href="./Object 69" xlink:type="simple" xlink:show="embed" xlink:actuate="onLoad"/><draw:image xlink:href="./ObjectReplacements/Object 69" xlink:type="simple" xlink:show="embed" xlink:actuate="onLoad"/><svg:desc>formule</svg:desc></draw:frame>et <draw:frame draw:style-name="fr2" draw:name="Objet70" text:anchor-type="as-char" svg:y="-0.427cm" svg:width="1.143cm" svg:height="0.582cm" draw:z-index="44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35"/>
      <text:p text:style-name="P35"/>
      <text:p text:style-name="P48">ou</text:p>
      <text:p text:style-name="P48"/>
      <text:p text:style-name="P48"><draw:frame draw:style-name="fr3" draw:name="Objet25" text:anchor-type="as-char" svg:y="-0.437cm" svg:width="8.089cm" svg:height="0.568cm" draw:z-index="45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35"><draw:frame draw:style-name="fr3" draw:name="Objet26" text:anchor-type="as-char" svg:y="-0.377cm" svg:width="4.447cm" svg:height="0.467cm" draw:z-index="4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36"><draw:frame draw:style-name="fr3" draw:name="Objet27" text:anchor-type="as-char" svg:y="-0.619cm" svg:width="4.094cm" svg:height="0.998cm" draw:z-index="47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T52"><draw:frame draw:style-name="fr3" draw:name="Objet28" text:anchor-type="as-char" svg:y="-0.619cm" svg:width="1.173cm" svg:height="0.998cm" draw:z-index="48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9">(</text:span><text:span text:style-name="T30">0,15</text:span><text:span text:style-name="T29">)</text:span></text:p>
      <text:p text:style-name="P17"><draw:frame draw:style-name="fr3" draw:name="Objet33" text:anchor-type="as-char" svg:y="-0.437cm" svg:width="3.032cm" svg:height="0.543cm" draw:z-index="49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17"><draw:frame draw:style-name="fr3" draw:name="Objet34" text:anchor-type="as-char" svg:y="-0.75cm" svg:width="8.597cm" svg:height="1.258cm" draw:z-index="50"><draw:object xlink:href="./Object 34" xlink:type="simple" xlink:show="embed" xlink:actuate="onLoad"/><draw:image xlink:href="./ObjectReplacements/Object 34" xlink:type="simple" xlink:show="embed" xlink:actuate="onLoad"/><svg:desc>formule</svg:desc></draw:frame><draw:frame draw:style-name="fr3" draw:name="Objet142" text:anchor-type="as-char" svg:y="-0.407cm" svg:width="1.113cm" svg:height="0.524cm" draw:z-index="51"><draw:object xlink:href="./Object 142" xlink:type="simple" xlink:show="embed" xlink:actuate="onLoad"/><draw:image xlink:href="./ObjectReplacements/Object 142" xlink:type="simple" xlink:show="embed" xlink:actuate="onLoad"/><svg:desc>formule</svg:desc></draw:frame><text:span text:style-name="T29">(</text:span><text:span text:style-name="T30">0,</text:span><text:span text:style-name="T31">4</text:span><text:span text:style-name="T30">5</text:span><text:span text:style-name="T29">)</text:span></text:p>
      <text:p text:style-name="P17"><text:span text:style-name="T29"><draw:frame draw:style-name="fr3" draw:name="Objet29" text:anchor-type="as-char" svg:y="-0.75cm" svg:width="10.029cm" svg:height="1.258cm" draw:z-index="5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9"><draw:frame draw:style-name="fr3" draw:name="Objet32" text:anchor-type="as-char" svg:y="-0.67cm" svg:width="1.425cm" svg:height="1.08cm" draw:z-index="5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9">(</text:span><text:span text:style-name="T30">0,</text:span><text:span text:style-name="T31">4</text:span><text:span text:style-name="T30">5</text:span><text:span text:style-name="T29">)</text:span></text:p>
      <text:p text:style-name="P72"/>
      <text:p text:style-name="P36"><draw:frame draw:style-name="fr1" draw:name="Objet143" text:anchor-type="as-char" svg:y="-0.926cm" svg:width="5.627cm" svg:height="1.572cm" draw:z-index="54"><draw:object xlink:href="./Object 143" xlink:type="simple" xlink:show="embed" xlink:actuate="onLoad"/><draw:image xlink:href="./ObjectReplacements/Object 143" xlink:type="simple" xlink:show="embed" xlink:actuate="onLoad"/><svg:desc>formule</svg:desc></draw:frame><text:span text:style-name="T29">(</text:span><text:span text:style-name="T30">0,</text:span><text:span text:style-name="T31">4</text:span><text:span text:style-name="T30">5</text:span><text:span text:style-name="T29">)</text:span></text:p>
      <text:p text:style-name="P35"/>
      <text:p text:style-name="P35"/>
      <text:p text:style-name="P35"/>
      <text:p text:style-name="P7"/>
      <text:p text:style-name="P8"/>
      <text:p text:style-name="P59">Exercice 2 : (4 points)<text:span text:style-name="T44">(</text:span><text:span text:style-name="T47">4.8</text:span><text:span text:style-name="T44">)</text:span></text:p>
      <text:p text:style-name="P9"><text:s/><text:span text:style-name="T14">a) </text:span><text:span text:style-name="T13"><draw:frame draw:style-name="fr3" draw:name="Objet10" text:anchor-type="as-char" svg:y="-0.51cm" svg:width="3.403cm" svg:height="0.616cm" draw:z-index="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24"><draw:frame draw:style-name="fr3" draw:name="Objet3" text:anchor-type="as-char" svg:y="-0.377cm" svg:width="4.725cm" svg:height="0.467cm" draw:z-index="55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18"><draw:frame draw:style-name="fr3" draw:name="Objet71" text:anchor-type="as-char" svg:y="-0.437cm" svg:width="7.825cm" svg:height="0.568cm" draw:z-index="56"><draw:object xlink:href="./Object 71" xlink:type="simple" xlink:show="embed" xlink:actuate="onLoad"/><draw:image xlink:href="./ObjectReplacements/Object 71" xlink:type="simple" xlink:show="embed" xlink:actuate="onLoad"/><svg:desc>formule</svg:desc></draw:frame><text:s/></text:p>
      <text:p text:style-name="P24"><draw:frame draw:style-name="fr3" draw:name="Objet72" text:anchor-type="as-char" svg:y="-0.377cm" svg:width="1.842cm" svg:height="0.467cm" draw:z-index="57"><draw:object xlink:href="./Object 72" xlink:type="simple" xlink:show="embed" xlink:actuate="onLoad"/><draw:image xlink:href="./ObjectReplacements/Object 72" xlink:type="simple" xlink:show="embed" xlink:actuate="onLoad"/><svg:desc>formule</svg:desc></draw:frame><text:span text:style-name="T29">(</text:span><text:span text:style-name="T30">0,</text:span><text:span text:style-name="T33">15</text:span><text:span text:style-name="T29">) </text:span><text:span text:style-name="T15">donc l’équation admet deux solutions distinctes </text:span><text:span text:style-name="T29">(</text:span><text:span text:style-name="T30">0,</text:span><text:span text:style-name="T33">1</text:span><text:span text:style-name="T30">5</text:span><text:span text:style-name="T29">)</text:span></text:p>
      <text:p text:style-name="P24"><draw:frame draw:style-name="fr3" draw:name="Objet73" text:anchor-type="as-char" svg:y="-0.718cm" svg:width="9.139cm" svg:height="1.173cm" draw:z-index="58"><draw:object xlink:href="./Object 73" xlink:type="simple" xlink:show="embed" xlink:actuate="onLoad"/><draw:image xlink:href="./ObjectReplacements/Object 73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4"><draw:frame draw:style-name="fr3" draw:name="Objet75" text:anchor-type="as-char" svg:y="-0.718cm" svg:width="9.35cm" svg:height="1.173cm" draw:z-index="59"><draw:object xlink:href="./Object 75" xlink:type="simple" xlink:show="embed" xlink:actuate="onLoad"/><draw:image xlink:href="./ObjectReplacements/Object 75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4"><draw:frame draw:style-name="fr1" draw:name="Objet76" text:anchor-type="as-char" svg:y="-0.93cm" svg:width="5.842cm" svg:height="1.51cm" draw:z-index="60"><draw:object xlink:href="./Object 76" xlink:type="simple" xlink:show="embed" xlink:actuate="onLoad"/><draw:image xlink:href="./ObjectReplacements/Object 76" xlink:type="simple" xlink:show="embed" xlink:actuate="onLoad"/><svg:desc>formule</svg:desc></draw:frame><text:span text:style-name="T29">(</text:span><text:span text:style-name="T30">0,</text:span><text:span text:style-name="T31">4</text:span><text:span text:style-name="T30">5</text:span><text:span text:style-name="T29">)</text:span></text:p>
      <text:p text:style-name="P18"/>
      <text:p text:style-name="P55"><text:s/>b) <draw:frame draw:style-name="fr3" draw:name="Objet11" text:anchor-type="as-char" svg:y="-0.51cm" svg:width="3.06cm" svg:height="0.616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25"><draw:frame draw:style-name="fr3" draw:name="Objet77" text:anchor-type="as-char" svg:y="-0.377cm" svg:width="4.729cm" svg:height="0.467cm" draw:z-index="61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0"><draw:frame draw:style-name="fr3" draw:name="Objet78" text:anchor-type="as-char" svg:y="-0.437cm" svg:width="7.812cm" svg:height="0.568cm" draw:z-index="62"><draw:object xlink:href="./Object 78" xlink:type="simple" xlink:show="embed" xlink:actuate="onLoad"/><draw:image xlink:href="./ObjectReplacements/Object 78" xlink:type="simple" xlink:show="embed" xlink:actuate="onLoad"/><svg:desc>formule</svg:desc></draw:frame><text:s/></text:p>
      <text:p text:style-name="P25"><draw:frame draw:style-name="fr3" draw:name="Objet80" text:anchor-type="as-char" svg:y="-0.377cm" svg:width="1.849cm" svg:height="0.467cm" draw:z-index="63"><draw:object xlink:href="./Object 80" xlink:type="simple" xlink:show="embed" xlink:actuate="onLoad"/><draw:image xlink:href="./ObjectReplacements/Object 80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 </text:span><text:span text:style-name="T15">donc l’équation admet deux solutions distinctes </text:span><text:span text:style-name="T29">(</text:span><text:span text:style-name="T30">0,</text:span><text:span text:style-name="T33">1</text:span><text:span text:style-name="T30">5</text:span><text:span text:style-name="T29">)</text:span></text:p>
      <text:p text:style-name="P25"><draw:frame draw:style-name="fr3" draw:name="Objet81" text:anchor-type="as-char" svg:y="-0.718cm" svg:width="16.111cm" svg:height="1.095cm" draw:z-index="64"><draw:object xlink:href="./Object 81" xlink:type="simple" xlink:show="embed" xlink:actuate="onLoad"/><draw:image xlink:href="./ObjectReplacements/Object 81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5"><draw:frame draw:style-name="fr3" draw:name="Objet82" text:anchor-type="as-char" svg:y="-0.718cm" svg:width="15.667cm" svg:height="1.095cm" draw:z-index="65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5"><draw:frame draw:style-name="fr1" draw:name="Objet83" text:anchor-type="as-char" svg:y="-0.605cm" svg:width="5.329cm" svg:height="0.806cm" draw:z-index="66"><draw:object xlink:href="./Object 83" xlink:type="simple" xlink:show="embed" xlink:actuate="onLoad"/><draw:image xlink:href="./ObjectReplacements/Object 83" xlink:type="simple" xlink:show="embed" xlink:actuate="onLoad"/><svg:desc>formule</svg:desc></draw:frame><text:span text:style-name="T29">(</text:span><text:span text:style-name="T30">0,</text:span><text:span text:style-name="T34">4</text:span><text:span text:style-name="T30">5</text:span><text:span text:style-name="T29">)</text:span></text:p>
      <text:p text:style-name="P20"/>
      <text:p text:style-name="P55">c) <draw:frame draw:style-name="fr3" draw:name="Objet12" text:anchor-type="as-char" svg:y="-0.51cm" svg:width="3.004cm" svg:height="0.616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26"><draw:frame draw:style-name="fr3" draw:name="Objet36" text:anchor-type="as-char" svg:y="-0.377cm" svg:width="4.722cm" svg:height="0.467cm" draw:z-index="67"><draw:object xlink:href="./Object 36" xlink:type="simple" xlink:show="embed" xlink:actuate="onLoad"/><draw:image xlink:href="./ObjectReplacements/Object 36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2"><draw:frame draw:style-name="fr3" draw:name="Objet42" text:anchor-type="as-char" svg:y="-0.437cm" svg:width="8.202cm" svg:height="0.568cm" draw:z-index="68"><draw:object xlink:href="./Object 43" xlink:type="simple" xlink:show="embed" xlink:actuate="onLoad"/><draw:image xlink:href="./ObjectReplacements/Object 43" xlink:type="simple" xlink:show="embed" xlink:actuate="onLoad"/><svg:desc>formule</svg:desc></draw:frame><text:s/></text:p>
      <text:p text:style-name="P26"><draw:frame draw:style-name="fr3" draw:name="Objet43" text:anchor-type="as-char" svg:y="-0.377cm" svg:width="1.85cm" svg:height="0.467cm" draw:z-index="69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 </text:span><text:span text:style-name="T15">donc l’équation admet deux solutions distinctes </text:span><text:span text:style-name="T29">(</text:span><text:span text:style-name="T30">0,</text:span><text:span text:style-name="T33">1</text:span><text:span text:style-name="T30">5</text:span><text:span text:style-name="T29">)</text:span></text:p>
      <text:p text:style-name="P26"><draw:frame draw:style-name="fr3" draw:name="Objet45" text:anchor-type="as-char" svg:y="-0.677cm" svg:width="6.385cm" svg:height="1.132cm" draw:z-index="70"><draw:object xlink:href="./Object 46" xlink:type="simple" xlink:show="embed" xlink:actuate="onLoad"/><draw:image xlink:href="./ObjectReplacements/Object 46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6"><draw:frame draw:style-name="fr3" draw:name="Objet54" text:anchor-type="as-char" svg:y="-0.677cm" svg:width="6.325cm" svg:height="1.132cm" draw:z-index="129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2"/>
      <text:p text:style-name="P26"><draw:frame draw:style-name="fr1" draw:name="Objet52" text:anchor-type="as-char" svg:y="-0.93cm" svg:width="5.076cm" svg:height="1.51cm" draw:z-index="133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29">(</text:span><text:span text:style-name="T30">0,</text:span><text:span text:style-name="T35">4</text:span><text:span text:style-name="T30">5</text:span><text:span text:style-name="T29">)</text:span></text:p>
      <text:p text:style-name="P22"/>
      <text:p text:style-name="P55"><text:s/>d) <draw:frame draw:style-name="fr3" draw:name="Objet13" text:anchor-type="as-char" svg:y="-0.51cm" svg:width="4.814cm" svg:height="0.663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5"><draw:frame draw:style-name="fr3" draw:name="Objet90" text:anchor-type="as-char" svg:y="-0.437cm" svg:width="5.976cm" svg:height="0.568cm" draw:z-index="71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5"><draw:frame draw:style-name="fr3" draw:name="Objet91" text:anchor-type="as-char" svg:y="-0.437cm" svg:width="4.36cm" svg:height="0.527cm" draw:z-index="72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6"><draw:frame draw:style-name="fr3" draw:name="Objet92" text:anchor-type="as-char" svg:y="-0.437cm" svg:width="3.074cm" svg:height="0.527cm" draw:z-index="105"><draw:object xlink:href="./Object 92" xlink:type="simple" xlink:show="embed" xlink:actuate="onLoad"/><draw:image xlink:href="./ObjectReplacements/Object 92" xlink:type="simple" xlink:show="embed" xlink:actuate="onLoad"/><svg:desc>formule</svg:desc></draw:frame><text:span text:style-name="T29">(</text:span><text:span text:style-name="T30">0,</text:span><text:span text:style-name="T36">3</text:span><text:span text:style-name="T29">)</text:span></text:p>
      <text:p text:style-name="P5"/>
      <text:p text:style-name="P27"><draw:frame draw:style-name="fr3" draw:name="Objet53" text:anchor-type="as-char" svg:y="-0.377cm" svg:width="4.618cm" svg:height="0.467cm" draw:z-index="119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</text:span></text:p>
      <text:p text:style-name="P23"><draw:frame draw:style-name="fr3" draw:name="Objet85" text:anchor-type="as-char" svg:y="-0.437cm" svg:width="6.973cm" svg:height="0.527cm" draw:z-index="120"><draw:object xlink:href="./Object 85" xlink:type="simple" xlink:show="embed" xlink:actuate="onLoad"/><draw:image xlink:href="./ObjectReplacements/Object 85" xlink:type="simple" xlink:show="embed" xlink:actuate="onLoad"/><svg:desc>formule</svg:desc></draw:frame><text:s/></text:p>
      <text:p text:style-name="P27"><draw:frame draw:style-name="fr3" draw:name="Objet86" text:anchor-type="as-char" svg:y="-0.377cm" svg:width="2.399cm" svg:height="0.467cm" draw:z-index="134"><draw:object xlink:href="./Object 86" xlink:type="simple" xlink:show="embed" xlink:actuate="onLoad"/><draw:image xlink:href="./ObjectReplacements/Object 86" xlink:type="simple" xlink:show="embed" xlink:actuate="onLoad"/><svg:desc>formule</svg:desc></draw:frame><text:span text:style-name="T29">(</text:span><text:span text:style-name="T30">0,</text:span><text:span text:style-name="T33">1</text:span><text:span text:style-name="T30">5</text:span><text:span text:style-name="T29">) </text:span><text:span text:style-name="T15">donc l’équation </text:span><text:span text:style-name="T16">n’</text:span><text:span text:style-name="T15">admet </text:span><text:span text:style-name="T16">pas de </text:span><text:span text:style-name="T15">solutions </text:span><text:span text:style-name="T16">dans </text:span><text:span text:style-name="T16"><draw:frame draw:style-name="fr3" draw:name="Objet93" text:anchor-type="as-char" svg:y="-0.295cm" svg:width="0.549cm" svg:height="0.385cm" draw:z-index="135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9">(</text:span><text:span text:style-name="T30">0,</text:span><text:span text:style-name="T33">1</text:span><text:span text:style-name="T30">5</text:span><text:span text:style-name="T29">)</text:span></text:p>
      <text:p text:style-name="P27"><draw:frame draw:style-name="fr1" draw:name="Objet89" text:anchor-type="as-char" svg:y="-0.49cm" svg:width="1.468cm" svg:height="0.649cm" draw:z-index="136"><draw:object xlink:href="./Object 89" xlink:type="simple" xlink:show="embed" xlink:actuate="onLoad"/><draw:image xlink:href="./ObjectReplacements/Object 89" xlink:type="simple" xlink:show="embed" xlink:actuate="onLoad"/><svg:desc>formule</svg:desc></draw:frame><text:span text:style-name="T29">(</text:span><text:span text:style-name="T30">0,</text:span><text:span text:style-name="T36">4</text:span><text:span text:style-name="T30">5</text:span><text:span text:style-name="T29">)</text:span></text:p>
      <text:p text:style-name="P5"/>
      <text:p text:style-name="P5"><text:soft-page-break/></text:p>
      <text:p text:style-name="P5"/>
      <text:p text:style-name="P60">Exercice 3 : (<text:span text:style-name="T5">2</text:span> points)<text:span text:style-name="T44">(</text:span><text:span text:style-name="T48">2.9</text:span><text:span text:style-name="T44">)</text:span></text:p>
      <text:p text:style-name="P58"/>
      <text:p text:style-name="P63"><text:span text:style-name="T18">a</text:span>) Calculer <draw:frame draw:style-name="fr3" draw:name="Objet15" text:anchor-type="as-char" svg:y="-0.377cm" svg:width="0.672cm" svg:height="0.531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, <draw:frame draw:style-name="fr3" draw:name="Objet16" text:anchor-type="as-char" svg:y="-0.377cm" svg:width="0.676cm" svg:height="0.531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et <draw:frame draw:style-name="fr3" draw:name="Objet17" text:anchor-type="as-char" svg:y="-0.377cm" svg:width="0.679cm" svg:height="0.531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7">D’après l’énoncé, <draw:frame draw:style-name="fr3" draw:name="Objet87" text:anchor-type="as-char" svg:y="-0.619cm" svg:width="2.544cm" svg:height="0.998cm" draw:z-index="73"><draw:object xlink:href="./Object 87" xlink:type="simple" xlink:show="embed" xlink:actuate="onLoad"/><draw:image xlink:href="./ObjectReplacements/Object 87" xlink:type="simple" xlink:show="embed" xlink:actuate="onLoad"/><svg:desc>formule</svg:desc></draw:frame><text:s/><text:span text:style-name="T18">et </text:span><text:span text:style-name="T18"><draw:frame draw:style-name="fr3" draw:name="Objet99" text:anchor-type="as-char" svg:y="-0.377cm" svg:width="1.274cm" svg:height="0.531cm" draw:z-index="74"><draw:object xlink:href="./Object 99" xlink:type="simple" xlink:show="embed" xlink:actuate="onLoad"/><draw:image xlink:href="./ObjectReplacements/Object 99" xlink:type="simple" xlink:show="embed" xlink:actuate="onLoad"/><svg:desc>formule</svg:desc></draw:frame></text:span>, donc</text:p>
      <text:p text:style-name="P41"><draw:frame draw:style-name="fr3" draw:name="Objet88" text:anchor-type="as-char" svg:y="-0.619cm" svg:width="6.775cm" svg:height="0.998cm" draw:z-index="75"><draw:object xlink:href="./Object 88" xlink:type="simple" xlink:show="embed" xlink:actuate="onLoad"/><draw:image xlink:href="./ObjectReplacements/Object 88" xlink:type="simple" xlink:show="embed" xlink:actuate="onLoad"/><svg:desc>formule</svg:desc></draw:frame><draw:frame draw:style-name="fr3" draw:name="Objet94" text:anchor-type="as-char" svg:y="-0.619cm" svg:width="1.346cm" svg:height="0.998cm" draw:z-index="76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41"><draw:frame draw:style-name="fr3" draw:name="Objet95" text:anchor-type="as-char" svg:y="-0.619cm" svg:width="6.761cm" svg:height="0.998cm" draw:z-index="77"><draw:object xlink:href="./Object 95" xlink:type="simple" xlink:show="embed" xlink:actuate="onLoad"/><draw:image xlink:href="./ObjectReplacements/Object 95" xlink:type="simple" xlink:show="embed" xlink:actuate="onLoad"/><svg:desc>formule</svg:desc></draw:frame><draw:frame draw:style-name="fr3" draw:name="Objet96" text:anchor-type="as-char" svg:y="-0.377cm" svg:width="1.602cm" svg:height="0.531cm" draw:z-index="78"><draw:object xlink:href="./Object 96" xlink:type="simple" xlink:show="embed" xlink:actuate="onLoad"/><draw:image xlink:href="./ObjectReplacements/Object 96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41"><draw:frame draw:style-name="fr3" draw:name="Objet97" text:anchor-type="as-char" svg:y="-0.619cm" svg:width="8.16cm" svg:height="0.998cm" draw:z-index="104"><draw:object xlink:href="./Object 97" xlink:type="simple" xlink:show="embed" xlink:actuate="onLoad"/><draw:image xlink:href="./ObjectReplacements/Object 97" xlink:type="simple" xlink:show="embed" xlink:actuate="onLoad"/><svg:desc>formule</svg:desc></draw:frame><draw:frame draw:style-name="fr3" draw:name="Objet98" text:anchor-type="as-char" svg:y="-0.619cm" svg:width="1.7cm" svg:height="0.998cm" draw:z-index="137"><draw:object xlink:href="./Object 98" xlink:type="simple" xlink:show="embed" xlink:actuate="onLoad"/><draw:image xlink:href="./ObjectReplacements/Object 98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28"/>
      <text:p text:style-name="P28"/>
      <text:p text:style-name="P63"><text:span text:style-name="T18">b</text:span>) Définir <draw:frame draw:style-name="fr3" draw:name="Objet14" text:anchor-type="as-char" svg:y="-0.415cm" svg:width="1.037cm" svg:height="0.568cm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sous sa forme explicite.</text:p>
      <text:p text:style-name="P38">D’après l’énoncé, <draw:frame draw:style-name="fr3" draw:name="Objet1" text:anchor-type="as-char" svg:y="-0.619cm" svg:width="2.544cm" svg:height="0.998cm" draw:z-index="79"><draw:object xlink:href="./Object 1" xlink:type="simple" xlink:show="embed" xlink:actuate="onLoad"/><draw:image xlink:href="./ObjectReplacements/Object 1" xlink:type="simple" xlink:show="embed" xlink:actuate="onLoad"/><svg:desc>formule</svg:desc></draw:frame><text:s/><text:span text:style-name="T18">et </text:span><text:span text:style-name="T18"><draw:frame draw:style-name="fr3" draw:name="Objet4" text:anchor-type="as-char" svg:y="-0.377cm" svg:width="1.274cm" svg:height="0.531cm" draw:z-index="80"><draw:object xlink:href="./Object 4" xlink:type="simple" xlink:show="embed" xlink:actuate="onLoad"/><draw:image xlink:href="./ObjectReplacements/Object 4" xlink:type="simple" xlink:show="embed" xlink:actuate="onLoad"/><svg:desc>formule</svg:desc></draw:frame></text:span>, <text:s/><text:span text:style-name="T19">d’où</text:span> <draw:frame draw:style-name="fr3" draw:name="Objet5" text:anchor-type="as-char" svg:y="-0.619cm" svg:width="5.285cm" svg:height="0.998cm" draw:z-index="81"><draw:object xlink:href="./Object 5" xlink:type="simple" xlink:show="embed" xlink:actuate="onLoad"/><draw:image xlink:href="./ObjectReplacements/Object 5" xlink:type="simple" xlink:show="embed" xlink:actuate="onLoad"/><svg:desc>formule</svg:desc></draw:frame><text:s/></text:p>
      <text:p text:style-name="P41"><text:span text:style-name="T19">La</text:span><text:span text:style-name="T18"> </text:span><text:span text:style-name="T18"><draw:frame draw:style-name="fr3" draw:name="Objet100" text:anchor-type="as-char" svg:y="-0.415cm" svg:width="1.037cm" svg:height="0.568cm" draw:z-index="8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8">est une suite arithmétique de raison </text:span><text:span text:style-name="T18"><draw:frame draw:style-name="fr3" draw:name="Objet101" text:anchor-type="as-char" svg:y="-0.619cm" svg:width="1.415cm" svg:height="0.998cm" draw:z-index="8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8">et de premier terme </text:span><text:span text:style-name="T18"><draw:frame draw:style-name="fr3" draw:name="Objet102" text:anchor-type="as-char" svg:y="-0.377cm" svg:width="0.997cm" svg:height="0.467cm" draw:z-index="8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9">(</text:span><text:span text:style-name="T30">0,</text:span><text:span text:style-name="T37">7</text:span><text:span text:style-name="T29">)</text:span></text:p>
      <text:p text:style-name="P43">On peut donc appliquer la formule <text:span text:style-name="T20">du terme générale d’une suite arithmétique, soit </text:span></text:p>
      <text:p text:style-name="P44"><draw:frame draw:style-name="fr3" draw:name="Objet103" text:anchor-type="as-char" svg:y="-0.619cm" svg:width="6.066cm" svg:height="0.998cm" draw:z-index="85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<text:p text:style-name="P46"><draw:frame draw:style-name="fr1" draw:name="Objet104" text:anchor-type="as-char" svg:y="-0.773cm" svg:width="2.693cm" svg:height="1.265cm" draw:z-index="86"><draw:object xlink:href="./Object 104" xlink:type="simple" xlink:show="embed" xlink:actuate="onLoad"/><draw:image xlink:href="./ObjectReplacements/Object 104" xlink:type="simple" xlink:show="embed" xlink:actuate="onLoad"/><svg:desc>formule</svg:desc></draw:frame><text:span text:style-name="T29">(</text:span><text:span text:style-name="T30">0,</text:span><text:span text:style-name="T37">7</text:span><text:span text:style-name="T29">)</text:span></text:p>
      <text:p text:style-name="P28"/>
      <text:p text:style-name="P74"/>
      <text:p text:style-name="P75"/>
      <text:p text:style-name="P61">Exercice 4 : (<text:span text:style-name="T6">2 </text:span>points)<text:span text:style-name="T44">(</text:span><text:span text:style-name="T49">2.9</text:span><text:span text:style-name="T44">)</text:span></text:p>
      <text:p text:style-name="P64"><text:span text:style-name="T18">a</text:span>) Calculer <draw:frame draw:style-name="fr3" draw:name="Objet21" text:anchor-type="as-char" svg:y="-0.377cm" svg:width="0.661cm" svg:height="0.531cm" draw:z-index="87"><draw:object xlink:href="./Object 21" xlink:type="simple" xlink:show="embed" xlink:actuate="onLoad"/><draw:image xlink:href="./ObjectReplacements/Object 21" xlink:type="simple" xlink:show="embed" xlink:actuate="onLoad"/><svg:desc>formule</svg:desc></draw:frame>, <draw:frame draw:style-name="fr3" draw:name="Objet22" text:anchor-type="as-char" svg:y="-0.377cm" svg:width="0.667cm" svg:height="0.531cm" draw:z-index="88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3" draw:name="Objet23" text:anchor-type="as-char" svg:y="-0.377cm" svg:width="0.676cm" svg:height="0.531cm" draw:z-index="89"><draw:object xlink:href="./Object 23" xlink:type="simple" xlink:show="embed" xlink:actuate="onLoad"/><draw:image xlink:href="./ObjectReplacements/Object 23" xlink:type="simple" xlink:show="embed" xlink:actuate="onLoad"/><svg:desc>formule</svg:desc></draw:frame><text:s/>. <text:span text:style-name="T17">D’après l’énoncé, </text:span><text:span text:style-name="T17"><draw:frame draw:style-name="fr3" draw:name="Objet18" text:anchor-type="as-char" svg:y="-0.619cm" svg:width="2.526cm" svg:height="0.998cm" draw:z-index="90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7"><text:s/></text:span><text:span text:style-name="T18">et </text:span><text:span text:style-name="T18"><draw:frame draw:style-name="fr3" draw:name="Objet19" text:anchor-type="as-char" svg:y="-0.377cm" svg:width="1.254cm" svg:height="0.531cm" draw:z-index="9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3">, donc</text:span></text:p>
      <text:p text:style-name="P42"><draw:frame draw:style-name="fr3" draw:name="Objet114" text:anchor-type="as-char" svg:y="-0.619cm" svg:width="5.015cm" svg:height="0.998cm" draw:z-index="92"><draw:object xlink:href="./Object 114" xlink:type="simple" xlink:show="embed" xlink:actuate="onLoad"/><draw:image xlink:href="./ObjectReplacements/Object 114" xlink:type="simple" xlink:show="embed" xlink:actuate="onLoad"/><svg:desc>formule</svg:desc></draw:frame><text:s/><draw:frame draw:style-name="fr1" draw:name="Objet20" text:anchor-type="as-char" svg:y="-0.773cm" svg:width="3.709cm" svg:height="1.265cm" draw:z-index="93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39"/>
      <text:p text:style-name="P42"><draw:frame draw:style-name="fr3" draw:name="Objet107" text:anchor-type="as-char" svg:y="-0.619cm" svg:width="5.306cm" svg:height="0.998cm" draw:z-index="94"><draw:object xlink:href="./Object 107" xlink:type="simple" xlink:show="embed" xlink:actuate="onLoad"/><draw:image xlink:href="./ObjectReplacements/Object 107" xlink:type="simple" xlink:show="embed" xlink:actuate="onLoad"/><svg:desc>formule</svg:desc></draw:frame><text:s/><draw:frame draw:style-name="fr1" draw:name="Objet113" text:anchor-type="as-char" svg:y="-0.773cm" svg:width="3.42cm" svg:height="1.265cm" draw:z-index="95"><draw:object xlink:href="./Object 113" xlink:type="simple" xlink:show="embed" xlink:actuate="onLoad"/><draw:image xlink:href="./ObjectReplacements/Object 113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39"/>
      <text:p text:style-name="P42"><draw:frame draw:style-name="fr3" draw:name="Objet115" text:anchor-type="as-char" svg:y="-0.619cm" svg:width="5.54cm" svg:height="0.998cm" draw:z-index="96"><draw:object xlink:href="./Object 115" xlink:type="simple" xlink:show="embed" xlink:actuate="onLoad"/><draw:image xlink:href="./ObjectReplacements/Object 115" xlink:type="simple" xlink:show="embed" xlink:actuate="onLoad"/><svg:desc>formule</svg:desc></draw:frame><text:s/><draw:frame draw:style-name="fr1" draw:name="Objet116" text:anchor-type="as-char" svg:y="-0.773cm" svg:width="4.734cm" svg:height="1.265cm" draw:z-index="138"><draw:object xlink:href="./Object 116" xlink:type="simple" xlink:show="embed" xlink:actuate="onLoad"/><draw:image xlink:href="./ObjectReplacements/Object 116" xlink:type="simple" xlink:show="embed" xlink:actuate="onLoad"/><svg:desc>formule</svg:desc></draw:frame><text:span text:style-name="T29">(</text:span><text:span text:style-name="T30">0,5</text:span><text:span text:style-name="T29">)</text:span></text:p>
      <text:p text:style-name="P40"/>
      <text:p text:style-name="P39"/>
      <text:p text:style-name="P65"><text:span text:style-name="T22">b) </text:span><text:span text:style-name="T24">Forme explicite de la suite</text:span><text:span text:style-name="T22"> </text:span><text:span text:style-name="T22"><draw:frame draw:style-name="fr3" draw:name="Objet117" text:anchor-type="as-char" svg:y="-0.415cm" svg:width="1.025cm" svg:height="0.568cm" draw:z-index="139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p>
      <text:p text:style-name="P65">D’après l’énoncé, <draw:frame draw:style-name="fr3" draw:name="Objet105" text:anchor-type="as-char" svg:y="-0.619cm" svg:width="2.526cm" svg:height="0.998cm" draw:z-index="97"><draw:object xlink:href="./Object 105" xlink:type="simple" xlink:show="embed" xlink:actuate="onLoad"/><draw:image xlink:href="./ObjectReplacements/Object 105" xlink:type="simple" xlink:show="embed" xlink:actuate="onLoad"/><svg:desc>formule</svg:desc></draw:frame><text:s/><text:span text:style-name="T18">et </text:span><text:span text:style-name="T18"><draw:frame draw:style-name="fr3" draw:name="Objet106" text:anchor-type="as-char" svg:y="-0.377cm" svg:width="1.254cm" svg:height="0.531cm" draw:z-index="98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p>
      <text:p text:style-name="P42"><text:span text:style-name="T19">La</text:span><text:span text:style-name="T18"> </text:span><text:span text:style-name="T18"><draw:frame draw:style-name="fr3" draw:name="Objet108" text:anchor-type="as-char" svg:y="-0.415cm" svg:width="1.025cm" svg:height="0.568cm" draw:z-index="9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">est une suite </text:span><text:span text:style-name="T21">géométrique</text:span><text:span text:style-name="T18"> de raison </text:span><text:span text:style-name="T18"><draw:frame draw:style-name="fr3" draw:name="Objet109" text:anchor-type="as-char" svg:y="-0.619cm" svg:width="1.452cm" svg:height="0.998cm" draw:z-index="10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8">et de premier terme </text:span><text:span text:style-name="T18"><draw:frame draw:style-name="fr3" draw:name="Objet110" text:anchor-type="as-char" svg:y="-0.377cm" svg:width="1.254cm" svg:height="0.531cm" draw:z-index="101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8"><text:s/></text:span><text:span text:style-name="T29">(</text:span><text:span text:style-name="T30">0,</text:span><text:span text:style-name="T38">7</text:span><text:span text:style-name="T29">)</text:span></text:p>
      <text:p text:style-name="P45">On peut donc appliquer la formule <text:span text:style-name="T20">du terme générale d’une suite </text:span><text:span text:style-name="T21">géométrique</text:span><text:span text:style-name="T20">, soit </text:span></text:p>
      <text:p text:style-name="P45"><draw:frame draw:style-name="fr3" draw:name="Objet111" text:anchor-type="as-char" svg:y="-0.75cm" svg:width="7.119cm" svg:height="1.258cm" draw:z-index="102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<text:p text:style-name="P47"><draw:frame draw:style-name="fr1" draw:name="Objet112" text:anchor-type="as-char" svg:y="-0.926cm" svg:width="3.369cm" svg:height="1.572cm" draw:z-index="103"><draw:object xlink:href="./Object 112" xlink:type="simple" xlink:show="embed" xlink:actuate="onLoad"/><draw:image xlink:href="./ObjectReplacements/Object 112" xlink:type="simple" xlink:show="embed" xlink:actuate="onLoad"/><svg:desc>formule</svg:desc></draw:frame><text:span text:style-name="T29">(</text:span><text:span text:style-name="T30">0,</text:span><text:span text:style-name="T38">7</text:span><text:span text:style-name="T29">)</text:span></text:p>
      <text:p text:style-name="P45"/>
      <text:p text:style-name="P76"/>
      <text:p text:style-name="P77"/>
      <text:p text:style-name="P5"/>
      <text:p text:style-name="P62">Exercice 5 : (4 points)<text:span text:style-name="T44">(</text:span><text:span text:style-name="T50">4</text:span><text:span text:style-name="T44">)</text:span></text:p>
      <text:p text:style-name="P49"/>
      <text:p text:style-name="P56"><text:span text:style-name="T8">1) </text:span><text:span text:style-name="T7">Calculer </text:span><text:span text:style-name="T7"><draw:frame draw:style-name="fr2" draw:name="Objet30" text:anchor-type="as-char" svg:y="-0.489cm" svg:width="0.614cm" svg:height="0.646cm" draw:z-index="14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">pour que </text:span><text:span text:style-name="T9">la suite </text:span><text:span text:style-name="T9"><draw:frame draw:style-name="fr2" draw:name="Objet31" text:anchor-type="as-char" svg:y="-0.531cm" svg:width="1.252cm" svg:height="0.76cm" draw:z-index="14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">soit </text:span><text:span text:style-name="T9">une suite géométrique.</text:span></text:p>
      <text:p text:style-name="P50">D’après l’énoncé, <draw:frame draw:style-name="fr2" draw:name="Objet24" text:anchor-type="as-char" svg:y="-0.427cm" svg:width="2.125cm" svg:height="0.63cm" draw:z-index="106"><draw:object xlink:href="./Object 24" xlink:type="simple" xlink:show="embed" xlink:actuate="onLoad"/><draw:image xlink:href="./ObjectReplacements/Object 24" xlink:type="simple" xlink:show="embed" xlink:actuate="onLoad"/><svg:desc>formule</svg:desc></draw:frame>, donc <draw:frame draw:style-name="fr2" draw:name="Objet118" text:anchor-type="as-char" svg:y="-0.427cm" svg:width="2.746cm" svg:height="0.63cm" draw:z-index="107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P49">or et encore d’après l’énoncé, <draw:frame draw:style-name="fr2" draw:name="Objet119" text:anchor-type="as-char" svg:y="-0.714cm" svg:width="3.113cm" svg:height="1.341cm" draw:z-index="108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49">En remplaçant <draw:frame draw:style-name="fr2" draw:name="Objet120" text:anchor-type="as-char" svg:y="-0.427cm" svg:width="1.009cm" svg:height="0.63cm" draw:z-index="109"><draw:object xlink:href="./Object 120" xlink:type="simple" xlink:show="embed" xlink:actuate="onLoad"/><draw:image xlink:href="./ObjectReplacements/Object 120" xlink:type="simple" xlink:show="embed" xlink:actuate="onLoad"/><svg:desc>formule</svg:desc></draw:frame>par sa valeur , on obtient <draw:frame draw:style-name="fr2" draw:name="Objet121" text:anchor-type="as-char" svg:y="-0.427cm" svg:width="3.549cm" svg:height="0.63cm" draw:z-index="110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P52"><draw:frame draw:style-name="fr2" draw:name="Objet122" text:anchor-type="as-char" svg:y="-0.427cm" svg:width="4.944cm" svg:height="0.63cm" draw:z-index="111"><draw:object xlink:href="./Object 122" xlink:type="simple" xlink:show="embed" xlink:actuate="onLoad"/><draw:image xlink:href="./ObjectReplacements/Object 122" xlink:type="simple" xlink:show="embed" xlink:actuate="onLoad"/><svg:desc>formule</svg:desc></draw:frame>, <text:span text:style-name="T25">d’où </text:span><text:span text:style-name="T25"><draw:frame draw:style-name="fr2" draw:name="Objet123" text:anchor-type="as-char" svg:y="-0.464cm" svg:width="8.363cm" svg:height="0.667cm" draw:z-index="112"><draw:object xlink:href="./Object 123" xlink:type="simple" xlink:show="embed" xlink:actuate="onLoad"/><draw:image xlink:href="./ObjectReplacements/Object 123" xlink:type="simple" xlink:show="embed" xlink:actuate="onLoad"/><svg:desc>formule</svg:desc></draw:frame></text:span></text:p>
      <text:p text:style-name="P53"><text:s/><draw:frame draw:style-name="fr2" draw:name="Objet124" text:anchor-type="as-char" svg:y="-0.464cm" svg:width="5.454cm" svg:height="0.667cm" draw:z-index="113"><draw:object xlink:href="./Object 124" xlink:type="simple" xlink:show="embed" xlink:actuate="onLoad"/><draw:image xlink:href="./ObjectReplacements/Object 124" xlink:type="simple" xlink:show="embed" xlink:actuate="onLoad"/><svg:desc>formule</svg:desc></draw:frame><text:span text:style-name="T39">(</text:span><text:span text:style-name="T41">1</text:span><text:span text:style-name="T39">)</text:span></text:p>
      <text:p text:style-name="P52"><text:s/><text:span text:style-name="T25">Pour que la suite </text:span><text:span text:style-name="T25"><draw:frame draw:style-name="fr2" draw:name="Objet125" text:anchor-type="as-char" svg:y="-0.464cm" svg:width="1.12cm" svg:height="0.667cm" draw:z-index="114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5">soit <text:s/>une suite géométrique, il faut qu’elle soit de la forme <text:s/></text:span><text:span text:style-name="T25"><draw:frame draw:style-name="fr2" draw:name="Objet126" text:anchor-type="as-char" svg:y="-0.427cm" svg:width="2.214cm" svg:height="0.63cm" draw:z-index="115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p>
      <text:p text:style-name="P71"><text:span text:style-name="T26">donc il faut que </text:span><text:span text:style-name="T26"><draw:frame draw:style-name="fr2" draw:name="Objet127" text:anchor-type="as-char" svg:y="-0.464cm" svg:width="3.537cm" svg:height="0.644cm" draw:z-index="116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2">(</text:span><text:span text:style-name="T43">0,5</text:span><text:span text:style-name="T42">) </text:span><text:span text:style-name="T26">c’est-à dire </text:span><text:span text:style-name="T26"><draw:frame draw:style-name="fr2" draw:name="Objet128" text:anchor-type="as-char" svg:y="-0.669cm" svg:width="5.641cm" svg:height="1.097cm" draw:z-index="117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<text:p text:style-name="P51"><draw:frame draw:style-name="fr1" draw:name="Objet129" text:anchor-type="as-char" svg:y="-0.489cm" svg:width="1.942cm" svg:height="0.649cm" draw:z-index="118"><draw:object xlink:href="./Object 129" xlink:type="simple" xlink:show="embed" xlink:actuate="onLoad"/><draw:image xlink:href="./ObjectReplacements/Object 129" xlink:type="simple" xlink:show="embed" xlink:actuate="onLoad"/><svg:desc>formule</svg:desc></draw:frame><text:span text:style-name="T39">(</text:span><text:span text:style-name="T40">0,5</text:span><text:span text:style-name="T39">)</text:span></text:p>
      <text:p text:style-name="P52"/>
      <text:p text:style-name="P69"><text:span text:style-name="T11">2</text:span>) Exprimer <draw:frame draw:style-name="fr2" draw:name="Objet130" text:anchor-type="as-char" svg:y="-0.489cm" svg:width="0.855cm" svg:height="0.718cm" draw:z-index="121"><draw:object xlink:href="./Object 130" xlink:type="simple" xlink:show="embed" xlink:actuate="onLoad"/><draw:image xlink:href="./ObjectReplacements/Object 130" xlink:type="simple" xlink:show="embed" xlink:actuate="onLoad"/><svg:desc>formule</svg:desc></draw:frame>, <text:span text:style-name="T11">puis </text:span><text:span text:style-name="T12"><draw:frame draw:style-name="fr2" draw:name="Objet131" text:anchor-type="as-char" svg:y="-0.489cm" svg:width="0.766cm" svg:height="0.718cm" draw:z-index="12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2">en fonction de </text:span><text:span text:style-name="T12"><draw:frame draw:style-name="fr2" draw:name="Objet132" text:anchor-type="as-char" svg:y="-0.489cm" svg:width="0.587cm" svg:height="0.646cm" draw:z-index="123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2">.</text:span></text:p>
      <text:p text:style-name="P69"/>
      <text:p text:style-name="P69">- <text:span text:style-name="T27">Calcul de </text:span><draw:frame draw:style-name="fr2" draw:name="Objet138" text:anchor-type="as-char" svg:y="-0.489cm" svg:width="0.855cm" svg:height="0.718cm" draw:z-index="142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66"><draw:frame draw:style-name="fr2" draw:name="Objet133" text:anchor-type="as-char" svg:y="-0.531cm" svg:width="1.252cm" svg:height="0.76cm" draw:z-index="124"><draw:object xlink:href="./Object 133" xlink:type="simple" xlink:show="embed" xlink:actuate="onLoad"/><draw:image xlink:href="./ObjectReplacements/Object 133" xlink:type="simple" xlink:show="embed" xlink:actuate="onLoad"/><svg:desc>formule</svg:desc></draw:frame><text:span text:style-name="T27">est une suite géométrique de raison </text:span><text:span text:style-name="T27"><draw:frame draw:style-name="fr2" draw:name="Objet134" text:anchor-type="as-char" svg:y="-0.489cm" svg:width="1.637cm" svg:height="0.646cm" draw:z-index="125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">et de premier terme </text:span><text:span text:style-name="T27"><draw:frame draw:style-name="fr2" draw:name="Objet135" text:anchor-type="as-char" svg:y="-0.464cm" svg:width="5.45cm" svg:height="0.667cm" draw:z-index="126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p>
      <text:p text:style-name="P67">d’où <draw:frame draw:style-name="fr2" draw:name="Objet136" text:anchor-type="as-char" svg:y="-0.487cm" svg:width="4.027cm" svg:height="0.69cm" draw:z-index="12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68"><draw:frame draw:style-name="fr1" draw:name="Objet137" text:anchor-type="as-char" svg:y="-0.559cm" svg:width="3.171cm" svg:height="0.792cm" draw:z-index="128"><draw:object xlink:href="./Object 137" xlink:type="simple" xlink:show="embed" xlink:actuate="onLoad"/><draw:image xlink:href="./ObjectReplacements/Object 137" xlink:type="simple" xlink:show="embed" xlink:actuate="onLoad"/><svg:desc>formule</svg:desc></draw:frame><text:span text:style-name="T39">(</text:span><text:span text:style-name="T41">1</text:span><text:span text:style-name="T39">)</text:span></text:p>
      <text:p text:style-name="P66"/>
      <text:p text:style-name="P69">- <text:span text:style-name="T27">Calcul de </text:span><draw:frame draw:style-name="fr2" draw:name="Objet139" text:anchor-type="as-char" svg:y="-0.489cm" svg:width="0.766cm" svg:height="0.718cm" draw:z-index="130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<text:p text:style-name="P70"><draw:frame draw:style-name="fr2" draw:name="Objet140" text:anchor-type="as-char" svg:y="-0.427cm" svg:width="2.284cm" svg:height="0.63cm" draw:z-index="131"><draw:object xlink:href="./Object 140" xlink:type="simple" xlink:show="embed" xlink:actuate="onLoad"/><draw:image xlink:href="./ObjectReplacements/Object 140" xlink:type="simple" xlink:show="embed" xlink:actuate="onLoad"/><svg:desc>formule</svg:desc></draw:frame><text:span text:style-name="T28">donc,</text:span></text:p>
      <text:p text:style-name="P70"/>
      <text:p text:style-name="P57"><text:span text:style-name="T10"><text:s/></text:span><text:span text:style-name="T10"><draw:frame draw:style-name="fr1" draw:name="Objet141" text:anchor-type="as-char" svg:y="-0.559cm" svg:width="3.939cm" svg:height="0.792cm" draw:z-index="132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44">(</text:span><text:span text:style-name="T45">1</text:span><text:span text:style-name="T44">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d011b6"/>
    </style:style>
    <style:style style:name="MT2" style:family="text">
      <style:text-properties officeooo:rsid="00bde35f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RRECTION DE L’</text:span><text:span text:style-name="MT2">ÉVALUATION T1-1</text:span> <text:s text:c="2"/><text:span text:style-name="MT3">Page : </text:span><text:span text:style-name="MT3"><text:page-number text:select-page="current">6</text:page-number></text:span><text:span text:style-name="MT3"><text:s/>sur </text:span><text:span text:style-name="MT3"><text:page-count>6</text:page-count></text:span></text:p>
      </style:header>
      <style:footer>
        <text:p text:style-name="MP2">Page : <text:page-number text:select-page="current">6</text:page-number><text:s/>sur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6.2$Linux_X86_64 LibreOffice_project/30$Build-2</meta:generator>
    <dc:date>2022-10-04T09:20:42.481856543</dc:date>
    <meta:editing-duration>PT19H11M28S</meta:editing-duration>
    <meta:editing-cycles>205</meta:editing-cycles>
    <meta:document-statistic meta:table-count="0" meta:image-count="0" meta:object-count="143" meta:page-count="6" meta:paragraph-count="113" meta:word-count="325" meta:character-count="1865" meta:non-whitespace-character-count="1565"/>
  </office:meta>
</office:document-meta>
</file>

<file path=Object 1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−</mo>
          <mfrac>
            <mn>5</mn>
            <mn>2</mn>
          </mfrac>
        </mrow>
      </mrow>
    </mstyle>
    <annotation encoding="StarMath 5.0">bold { U_{n+1} = U_n -{ 5 over 2}  }
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−</mo>
          <mn>7</mn>
        </mrow>
        <mrow>
          <mrow>
            <mi>x</mi>
            <mo stretchy="false">+</mo>
            <mn>6</mn>
          </mrow>
          <mo stretchy="false">=</mo>
          <mn>0</mn>
        </mrow>
      </mrow>
    </mstyle>
    <annotation encoding="StarMath 5.0">bold { -x^2 -7x +6 = 0}
</annotation>
  </semantics>
</math>
</file>

<file path=Object 10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
</annotation>
  </semantics>
</math>
</file>

<file path=Object 101/content.xml><?xml version="1.0" encoding="utf-8"?>
<math xmlns="http://www.w3.org/1998/Math/MathML" display="block">
  <semantics>
    <mstyle mathvariant="bold">
      <mrow>
        <mi>r</mi>
        <mo stretchy="false">=</mo>
        <mrow>
          <mo stretchy="false">−</mo>
          <mfrac>
            <mn>5</mn>
            <mn>2</mn>
          </mfrac>
        </mrow>
      </mrow>
    </mstyle>
    <annotation encoding="StarMath 5.0">bold { r = -{5 over 2}}
</annotation>
  </semantics>
</math>
</file>

<file path=Object 102/content.xml><?xml version="1.0" encoding="utf-8"?>
<math xmlns="http://www.w3.org/1998/Math/MathML" display="block">
  <semantics>
    <mstyle mathvariant="bold">
      <mrow>
        <mi>r</mi>
        <mo stretchy="false">=</mo>
        <mn>3</mn>
      </mrow>
    </mstyle>
    <annotation encoding="StarMath 5.0">bold { r = 3}
</annotation>
  </semantics>
</math>
</file>

<file path=Object 103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n>0</mn>
            </msub>
            <mo stretchy="false">+</mo>
            <mi>n</mi>
          </mrow>
        </mrow>
        <mrow>
          <mi>r</mi>
          <mo stretchy="false">=</mo>
          <mrow>
            <mn>3</mn>
            <mo stretchy="false">+</mo>
            <mi>n</mi>
          </mrow>
        </mrow>
        <mrow>
          <mrow>
            <mo fence="true" form="prefix" stretchy="false">(</mo>
            <mrow>
              <mrow>
                <mo stretchy="false">−</mo>
                <mfrac>
                  <mn>5</mn>
                  <mn>2</mn>
                </mfrac>
              </mrow>
            </mrow>
            <mo fence="true" form="postfix" stretchy="false">)</mo>
          </mrow>
          <mo stretchy="false">=</mo>
          <mrow>
            <mn>3</mn>
            <mo stretchy="false">−</mo>
            <mfrac>
              <mn>5</mn>
              <mn>2</mn>
            </mfrac>
          </mrow>
        </mrow>
        <mi>n</mi>
      </mrow>
    </mstyle>
    <annotation encoding="StarMath 5.0">bold { U_n = U_0 + n r = 3 + n (-{5 over 2})= 3 -{5 over 2}n }
</annotation>
  </semantics>
</math>
</file>

<file path=Object 104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n>3</mn>
          <mo stretchy="false">−</mo>
          <mfrac>
            <mrow>
              <mn>5</mn>
              <mi>n</mi>
            </mrow>
            <mn>2</mn>
          </mfrac>
        </mrow>
      </mrow>
    </mstyle>
    <annotation encoding="StarMath 5.0">bold { U_n = 3 -{{5n} over 2} }
</annotation>
  </semantics>
</math>
</file>

<file path=Object 105/content.xml><?xml version="1.0" encoding="utf-8"?>
<math xmlns="http://www.w3.org/1998/Math/MathML" display="block">
  <semantics>
    <mstyle mathvariant="bold">
      <mrow>
        <mrow>
          <msub>
            <mi>V</mi>
            <mrow>
              <mi>n</mi>
              <mo stretchy="false">+</mo>
              <mn>1</mn>
            </mrow>
          </msub>
          <mo stretchy="false">=</mo>
          <mrow>
            <mo stretchy="false">−</mo>
            <mfrac>
              <mn>5</mn>
              <mn>2</mn>
            </mfrac>
          </mrow>
        </mrow>
        <msub>
          <mi>V</mi>
          <mi>n</mi>
        </msub>
      </mrow>
    </mstyle>
    <annotation encoding="StarMath 5.0">bold { V_{n+1} = -{ 5 over 2}V_n  }
</annotation>
  </semantics>
</math>
</file>

<file path=Object 106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 }
</annotation>
  </semantics>
</math>
</file>

<file path=Object 107/content.xml><?xml version="1.0" encoding="utf-8"?>
<math xmlns="http://www.w3.org/1998/Math/MathML" display="block">
  <semantics>
    <mstyle mathvariant="bold">
      <mrow>
        <mrow>
          <msub>
            <mi>V</mi>
            <mn>3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2</mn>
          </msub>
          <mo stretchy="false">=</mo>
          <mrow>
            <mo stretchy="false">−</mo>
            <mfrac>
              <mn>5</mn>
              <mn>2</mn>
            </mfrac>
          </mrow>
        </mrow>
        <mrow>
          <mrow>
            <mo fence="true" form="prefix" stretchy="false">(</mo>
            <mrow>
              <mrow>
                <mo stretchy="false">−</mo>
                <mfrac>
                  <mn>15</mn>
                  <mn>2</mn>
                </mfrac>
              </mrow>
            </mrow>
            <mo fence="true" form="postfix" stretchy="false">)</mo>
          </mrow>
          <mo stretchy="false">=</mo>
          <mfrac>
            <mn>75</mn>
            <mn>4</mn>
          </mfrac>
        </mrow>
      </mrow>
    </mstyle>
    <annotation encoding="StarMath 5.0">bold { V_3 = -{5 over 2} V_2 =  -{5 over 2} (-{15 over 2}) = 75 over 4}
</annotation>
  </semantics>
</math>
</file>

<file path=Object 10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
</annotation>
  </semantics>
</math>
</file>

<file path=Object 109/content.xml><?xml version="1.0" encoding="utf-8"?>
<math xmlns="http://www.w3.org/1998/Math/MathML" display="block">
  <semantics>
    <mstyle mathvariant="bold">
      <mrow>
        <mi>q</mi>
        <mo stretchy="false">=</mo>
        <mrow>
          <mo stretchy="false">−</mo>
          <mfrac>
            <mn>5</mn>
            <mn>2</mn>
          </mfrac>
        </mrow>
      </mrow>
    </mstyle>
    <annotation encoding="StarMath 5.0">bold { q = -{5 over 2}}
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−</mo>
          <mn>6</mn>
        </mrow>
        <mrow>
          <mrow>
            <mi>x</mi>
            <mo stretchy="false">−</mo>
            <mn>8</mn>
          </mrow>
          <mo stretchy="false">=</mo>
          <mn>0</mn>
        </mrow>
      </mrow>
    </mstyle>
    <annotation encoding="StarMath 5.0">bold { x^2 -6x -8  = 0}
</annotation>
  </semantics>
</math>
</file>

<file path=Object 110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}
</annotation>
  </semantics>
</math>
</file>

<file path=Object 111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row>
            <msub>
              <mi>V</mi>
              <mi>p</mi>
            </msub>
            <mo stretchy="false">+</mo>
            <msup>
              <mi>q</mi>
              <mrow>
                <mi>n</mi>
                <mo stretchy="false">−</mo>
                <mi>p</mi>
              </mrow>
            </msup>
          </mrow>
          <mo stretchy="false">=</mo>
          <msub>
            <mi>V</mi>
            <mn>1</mn>
          </msub>
        </mrow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  <mo stretchy="false">=</mo>
          <mn>3</mn>
        </mrow>
        <msup>
          <mrow>
            <mo fence="true" form="prefix" stretchy="true">(</mo>
            <mrow>
              <mrow>
                <mo stretchy="false">−</mo>
                <mfrac>
                  <mn>5</mn>
                  <mn>2</mn>
                </mfrac>
              </mrow>
            </mrow>
            <mo fence="true" form="postfix" stretchy="true">)</mo>
          </mrow>
          <mrow>
            <mi>n</mi>
            <mo stretchy="false">−</mo>
            <mn>1</mn>
          </mrow>
        </msup>
      </mrow>
    </mstyle>
    <annotation encoding="StarMath 5.0">bold { V_n = V_p + q^{n -p} = V_1 (-{5 over 2})^{n -1} = 3 left(-{5 over 2} right)^{n -1}}
</annotation>
  </semantics>
</math>
</file>

<file path=Object 112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n>3</mn>
        </mrow>
        <msup>
          <mrow>
            <mo fence="true" form="prefix" stretchy="true">(</mo>
            <mrow>
              <mrow>
                <mo stretchy="false">−</mo>
                <mfrac>
                  <mn>5</mn>
                  <mn>2</mn>
                </mfrac>
              </mrow>
            </mrow>
            <mo fence="true" form="postfix" stretchy="true">)</mo>
          </mrow>
          <mrow>
            <mi>n</mi>
            <mo stretchy="false">−</mo>
            <mn>1</mn>
          </mrow>
        </msup>
      </mrow>
    </mstyle>
    <annotation encoding="StarMath 5.0">bold { V_n = 3 left(-{5 over 2} right)^{n -1} }
</annotation>
  </semantics>
</math>
</file>

<file path=Object 113/content.xml><?xml version="1.0" encoding="utf-8"?>
<math xmlns="http://www.w3.org/1998/Math/MathML" display="block">
  <semantics>
    <mstyle mathvariant="bold">
      <mrow>
        <msub>
          <mi>V</mi>
          <mn>3</mn>
        </msub>
        <mo stretchy="false">=</mo>
        <mfrac>
          <mn>75</mn>
          <mn>4</mn>
        </mfrac>
        <mo stretchy="false">=</mo>
        <mn>18.75</mn>
      </mrow>
    </mstyle>
    <annotation encoding="StarMath 5.0">bold { V_3 = 75 over 4 = 18.75}
</annotation>
  </semantics>
</math>
</file>

<file path=Object 114/content.xml><?xml version="1.0" encoding="utf-8"?>
<math xmlns="http://www.w3.org/1998/Math/MathML" display="block">
  <semantics>
    <mstyle mathvariant="bold">
      <mrow>
        <mrow>
          <msub>
            <mi>V</mi>
            <mn>2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1</mn>
          </msub>
          <mo stretchy="false">=</mo>
          <mrow>
            <mrow>
              <mo stretchy="false">−</mo>
              <mfrac>
                <mn>5</mn>
                <mn>2</mn>
              </mfrac>
            </mrow>
            <mo stretchy="false">×</mo>
            <mn>3</mn>
          </mrow>
          <mo stretchy="false">=</mo>
          <mrow>
            <mo stretchy="false">−</mo>
            <mfrac>
              <mn>15</mn>
              <mn>2</mn>
            </mfrac>
          </mrow>
        </mrow>
      </mrow>
    </mstyle>
    <annotation encoding="StarMath 5.0">bold { V_2 = -{5 over 2} V_1 =  -{5 over 2} times 3 = -{15 over 2}}
</annotation>
  </semantics>
</math>
</file>

<file path=Object 115/content.xml><?xml version="1.0" encoding="utf-8"?>
<math xmlns="http://www.w3.org/1998/Math/MathML" display="block">
  <semantics>
    <mstyle mathvariant="bold">
      <mrow>
        <mrow>
          <msub>
            <mi>V</mi>
            <mn>4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3</mn>
          </msub>
          <mo stretchy="false">=</mo>
          <mrow>
            <mrow>
              <mo stretchy="false">−</mo>
              <mfrac>
                <mn>5</mn>
                <mn>2</mn>
              </mfrac>
            </mrow>
            <mo stretchy="false">×</mo>
            <mfrac>
              <mn>75</mn>
              <mn>4</mn>
            </mfrac>
          </mrow>
          <mo stretchy="false">=</mo>
          <mrow>
            <mo stretchy="false">−</mo>
            <mfrac>
              <mn>375</mn>
              <mn>8</mn>
            </mfrac>
          </mrow>
        </mrow>
      </mrow>
    </mstyle>
    <annotation encoding="StarMath 5.0">bold { V_4 = -{5 over 2} V_3 =  -{5 over 2} times {75 over 4} = -{375 over 8}}
</annotation>
  </semantics>
</math>
</file>

<file path=Object 116/content.xml><?xml version="1.0" encoding="utf-8"?>
<math xmlns="http://www.w3.org/1998/Math/MathML" display="block">
  <semantics>
    <mstyle mathvariant="bold">
      <mrow>
        <msub>
          <mi>V</mi>
          <mn>4</mn>
        </msub>
        <mo stretchy="false">=</mo>
        <mrow>
          <mo stretchy="false">−</mo>
          <mfrac>
            <mn>375</mn>
            <mn>8</mn>
          </mfrac>
        </mrow>
        <mo stretchy="false">=</mo>
        <mrow>
          <mo stretchy="false">−</mo>
          <mn>46.875</mn>
        </mrow>
      </mrow>
    </mstyle>
    <annotation encoding="StarMath 5.0">bold { V_4 = -{375 over 8} = -46.875}
</annotation>
  </semantics>
</math>
</file>

<file path=Object 1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
</annotation>
  </semantics>
</math>
</file>

<file path=Object 118/content.xml><?xml version="1.0" encoding="utf-8"?>
<math xmlns="http://www.w3.org/1998/Math/MathML" display="block">
  <semantics>
    <mstyle mathvariant="bold">
      <mrow>
        <msub>
          <mi>A</mi>
          <mrow>
            <mi>n</mi>
            <mo stretchy="false">+</mo>
            <mn>1</mn>
          </mrow>
        </msub>
        <mo stretchy="false">=</mo>
        <mrow>
          <msub>
            <mi>S</mi>
            <mrow>
              <mi>n</mi>
              <mo stretchy="false">+</mo>
              <mn>1</mn>
            </mrow>
          </msub>
          <mo stretchy="false">+</mo>
          <mi>p</mi>
        </mrow>
      </mrow>
    </mstyle>
    <annotation encoding="StarMath 5.0">bold { 	A_{n +1} = S_{n+1} + p }</annotation>
  </semantics>
</math>
</file>

<file path=Object 119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S</mi>
                    <mn>0</mn>
                  </msub>
                  <mo stretchy="false">=</mo>
                  <mn>10</mn>
                </mrow>
              </mtd>
            </mtr>
            <mtr>
              <mtd columnalign="left">
                <mrow>
                  <mrow>
                    <msub>
                      <mi>S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S</mi>
                      <mi>n</mi>
                    </msub>
                    <mo stretchy="false">+</mo>
                    <mn>3</mn>
                  </mrow>
                </mrow>
              </mtd>
            </mtr>
          </mtable>
        </mrow>
      </mrow>
    </mstyle>
    <annotation encoding="StarMath 5.0">bold 
{ 

left lbrace stack 
{
alignl S_0 = 10 # 
alignl S_{n+1} = 0,8S_n +3}

right none




}</annotation>
  </semantics>
</math>
</file>

<file path=Object 12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i>x</mi>
          <mo stretchy="false">−</mo>
          <mn>1</mn>
        </mrow>
      </mrow>
    </mstyle>
    <annotation encoding="StarMath 5.0">bold { -3x^2 +7x -1 }
</annotation>
  </semantics>
</math>
</file>

<file path=Object 120/content.xml><?xml version="1.0" encoding="utf-8"?>
<math xmlns="http://www.w3.org/1998/Math/MathML" display="block">
  <semantics>
    <mstyle mathvariant="bold">
      <msub>
        <mi>S</mi>
        <mrow>
          <mi>n</mi>
          <mo stretchy="false">+</mo>
          <mn>1</mn>
        </mrow>
      </msub>
    </mstyle>
    <annotation encoding="StarMath 5.0">bold { 	S_{n +1}}</annotation>
  </semantics>
</math>
</file>

<file path=Object 121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sub>
            <mi>S</mi>
            <mi>n</mi>
          </msub>
          <mo stretchy="false">+</mo>
          <mn>3</mn>
          <mo stretchy="false">+</mo>
          <mi>p</mi>
        </mrow>
      </mrow>
    </mstyle>
    <annotation encoding="StarMath 5.0">bold { 	A_{n +1} = 0,8 S_n + 3 + p }</annotation>
  </semantics>
</math>
</file>

<file path=Object 122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row>
            <msub>
              <mi>S</mi>
              <mi>n</mi>
            </msub>
            <mo stretchy="false">+</mo>
            <mi>p</mi>
          </mrow>
        </mrow>
        <mtext>  </mtext>
        <mo stretchy="false">⇔</mo>
        <mtext> </mtext>
        <mrow>
          <msub>
            <mi>S</mi>
            <mi>n</mi>
          </msub>
          <mo stretchy="false">=</mo>
          <mrow>
            <msub>
              <mi>A</mi>
              <mi>n</mi>
            </msub>
            <mo stretchy="false">−</mo>
            <mi>p</mi>
          </mrow>
        </mrow>
      </mrow>
    </mstyle>
    <annotation encoding="StarMath 5.0">bold { 	A_n = S_n + p "  "dlrarrow " "S_n = A_n - p}</annotation>
  </semantics>
</math>
</file>

<file path=Object 123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row>
            <mrow>
              <mo fence="true" form="prefix" stretchy="false">(</mo>
              <mrow>
                <mrow>
                  <msub>
                    <mi>A</mi>
                    <mi>n</mi>
                  </msub>
                  <mo stretchy="false">−</mo>
                  <mi>p</mi>
                </mrow>
              </mrow>
              <mo fence="true" form="postfix" stretchy="false">)</mo>
            </mrow>
            <mo stretchy="false">+</mo>
            <mn>3</mn>
            <mo stretchy="false">+</mo>
            <mi>p</mi>
          </mrow>
          <mo stretchy="false">=</mo>
          <mn>0,8</mn>
        </mrow>
        <mrow>
          <msub>
            <mi>A</mi>
            <mi>n</mi>
          </msub>
          <mo stretchy="false">−</mo>
          <mn>0,8</mn>
        </mrow>
        <mrow>
          <mi>p</mi>
          <mo stretchy="false">+</mo>
          <mn>3</mn>
          <mo stretchy="false">+</mo>
          <mi>p</mi>
        </mrow>
      </mrow>
    </mstyle>
    <annotation encoding="StarMath 5.0">bold { 	A_{n +1} = 0,8 (A_n - p) + 3 + p = 0,8A_n -0,8p +3 + p}</annotation>
  </semantics>
</math>
</file>

<file path=Object 124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sub>
            <mi>A</mi>
            <mi>n</mi>
          </msub>
          <mo stretchy="false">+</mo>
          <mrow>
            <mo fence="true" form="prefix" stretchy="false">(</mo>
            <mrow>
              <mrow>
                <mrow>
                  <mo stretchy="false">−</mo>
                  <mn>0,8</mn>
                </mrow>
                <mrow>
                  <mi>p</mi>
                  <mo stretchy="false">+</mo>
                  <mn>3</mn>
                  <mo stretchy="false">+</mo>
                  <mi>p</mi>
                </mrow>
              </mrow>
            </mrow>
            <mo fence="true" form="postfix" stretchy="false">)</mo>
          </mrow>
        </mrow>
      </mrow>
    </mstyle>
    <annotation encoding="StarMath 5.0">bold { 	A_{n +1} = 0,8A_n + (-0,8p +3 + p)}</annotation>
  </semantics>
</math>
</file>

<file path=Object 12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126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i>q</mi>
        </mrow>
        <msub>
          <mi>A</mi>
          <mi>n</mi>
        </msub>
      </mrow>
    </mstyle>
    <annotation encoding="StarMath 5.0">bold { 	A_{n +1} = q A_n}</annotation>
  </semantics>
</math>
</file>

<file path=Object 127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row>
                <mo stretchy="false">−</mo>
                <mn>0,8</mn>
              </mrow>
              <mrow>
                <mi>p</mi>
                <mo stretchy="false">+</mo>
                <mn>3</mn>
                <mo stretchy="false">+</mo>
                <mi>p</mi>
              </mrow>
            </mrow>
          </mrow>
          <mo fence="true" form="postfix" stretchy="false">)</mo>
        </mrow>
        <mo stretchy="false">=</mo>
        <mn>0</mn>
      </mrow>
    </mstyle>
    <annotation encoding="StarMath 5.0">bold { (-0,8p +3 + p) = 0}</annotation>
  </semantics>
</math>
</file>

<file path=Object 128/content.xml><?xml version="1.0" encoding="utf-8"?>
<math xmlns="http://www.w3.org/1998/Math/MathML" display="block">
  <semantics>
    <mstyle mathvariant="bold">
      <mrow>
        <mn>0,2</mn>
        <mrow>
          <mi>p</mi>
          <mo stretchy="false">=</mo>
          <mrow>
            <mo stretchy="false">−</mo>
            <mn>3</mn>
          </mrow>
        </mrow>
        <mtext> </mtext>
        <mo stretchy="false">⇔</mo>
        <mtext> </mtext>
        <mrow>
          <mi>p</mi>
          <mo stretchy="false">=</mo>
          <mrow>
            <mo stretchy="false">−</mo>
            <mfrac>
              <mn>3</mn>
              <mn>0.2</mn>
            </mfrac>
          </mrow>
          <mo stretchy="false">=</mo>
          <mrow>
            <mo stretchy="false">−</mo>
            <mn>15</mn>
          </mrow>
        </mrow>
      </mrow>
    </mstyle>
    <annotation encoding="StarMath 5.0">bold { 0,2p = -3" "dlrarrow" " p = -{3 over 0.2}= -15}</annotation>
  </semantics>
</math>
</file>

<file path=Object 129/content.xml><?xml version="1.0" encoding="utf-8"?>
<math xmlns="http://www.w3.org/1998/Math/MathML" display="block">
  <semantics>
    <mstyle mathvariant="bold">
      <mrow>
        <mi>p</mi>
        <mo stretchy="false">=</mo>
        <mrow>
          <mo stretchy="false">−</mo>
          <mn>15</mn>
        </mrow>
      </mrow>
    </mstyle>
    <annotation encoding="StarMath 5.0">bold { p = -15}</annotation>
  </semantics>
</math>
</file>

<file path=Object 13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n>3</mn>
        </mrow>
        <mrow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3</mn>
              </mrow>
            </mrow>
            <mo fence="true" form="postfix" stretchy="false">)</mo>
          </mrow>
          <mo stretchy="false">=</mo>
          <mn>0</mn>
        </mrow>
      </mrow>
    </mstyle>
    <annotation encoding="StarMath 5.0">bold { (2x -1)^2 +3(x^2 +3) = 0 }
</annotation>
  </semantics>
</math>
</file>

<file path=Object 130/content.xml><?xml version="1.0" encoding="utf-8"?>
<math xmlns="http://www.w3.org/1998/Math/MathML" display="block">
  <semantics>
    <mstyle mathvariant="bold">
      <msub>
        <mi>A</mi>
        <mi>n</mi>
      </msub>
    </mstyle>
    <annotation encoding="StarMath 5.0">bold { A_n }</annotation>
  </semantics>
</math>
</file>

<file path=Object 131/content.xml><?xml version="1.0" encoding="utf-8"?>
<math xmlns="http://www.w3.org/1998/Math/MathML" display="block">
  <semantics>
    <mstyle mathvariant="bold">
      <msub>
        <mi>S</mi>
        <mi>n</mi>
      </msub>
    </mstyle>
    <annotation encoding="StarMath 5.0">bold { S_n }</annotation>
  </semantics>
</math>
</file>

<file path=Object 132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3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134/content.xml><?xml version="1.0" encoding="utf-8"?>
<math xmlns="http://www.w3.org/1998/Math/MathML" display="block">
  <semantics>
    <mstyle mathvariant="bold">
      <mrow>
        <mi>q</mi>
        <mo stretchy="false">=</mo>
        <mn>0.8</mn>
      </mrow>
    </mstyle>
    <annotation encoding="StarMath 5.0">bold { q = 0.8 }</annotation>
  </semantics>
</math>
</file>

<file path=Object 135/content.xml><?xml version="1.0" encoding="utf-8"?>
<math xmlns="http://www.w3.org/1998/Math/MathML" display="block">
  <semantics>
    <mstyle mathvariant="bold">
      <mrow>
        <msub>
          <mi>A</mi>
          <mn>0</mn>
        </msub>
        <mo stretchy="false">=</mo>
        <mrow>
          <msub>
            <mi>S</mi>
            <mn>0</mn>
          </msub>
          <mo stretchy="false">+</mo>
          <mrow>
            <mo fence="true" form="prefix" stretchy="false">(</mo>
            <mrow>
              <mrow>
                <mo stretchy="false">−</mo>
                <mn>15</mn>
              </mrow>
            </mrow>
            <mo fence="true" form="postfix" stretchy="false">)</mo>
          </mrow>
        </mrow>
        <mo stretchy="false">=</mo>
        <mrow>
          <mn>10</mn>
          <mo stretchy="false">−</mo>
          <mn>15</mn>
        </mrow>
        <mo stretchy="false">=</mo>
        <mrow>
          <mo stretchy="false">−</mo>
          <mn>5</mn>
        </mrow>
      </mrow>
    </mstyle>
    <annotation encoding="StarMath 5.0">bold { 	A_0 = S_0 + (-15) = 10 - 15 = -5}</annotation>
  </semantics>
</math>
</file>

<file path=Object 136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sub>
            <mi>A</mi>
            <mn>0</mn>
          </msub>
        </mrow>
        <mrow>
          <msup>
            <mi>q</mi>
            <mi>n</mi>
          </msup>
          <mo stretchy="false">=</mo>
          <mrow>
            <mo stretchy="false">−</mo>
            <mn>5</mn>
          </mrow>
        </mrow>
        <msup>
          <mrow>
            <mo fence="true" form="prefix" stretchy="false">(</mo>
            <mrow>
              <mn>0.8</mn>
            </mrow>
            <mo fence="true" form="postfix" stretchy="false">)</mo>
          </mrow>
          <mi>n</mi>
        </msup>
      </mrow>
    </mstyle>
    <annotation encoding="StarMath 5.0">bold { 	A_n = A_0 q^n= -5(0.8)^n}</annotation>
  </semantics>
</math>
</file>

<file path=Object 137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row>
            <mo stretchy="false">−</mo>
            <mn>5</mn>
          </mrow>
        </mrow>
        <msup>
          <mrow>
            <mo fence="true" form="prefix" stretchy="false">(</mo>
            <mrow>
              <mn>0.8</mn>
            </mrow>
            <mo fence="true" form="postfix" stretchy="false">)</mo>
          </mrow>
          <mi>n</mi>
        </msup>
      </mrow>
    </mstyle>
    <annotation encoding="StarMath 5.0">bold { 	A_n = -5(0.8)^n}</annotation>
  </semantics>
</math>
</file>

<file path=Object 138/content.xml><?xml version="1.0" encoding="utf-8"?>
<math xmlns="http://www.w3.org/1998/Math/MathML" display="block">
  <semantics>
    <mstyle mathvariant="bold">
      <msub>
        <mi>A</mi>
        <mi>n</mi>
      </msub>
    </mstyle>
    <annotation encoding="StarMath 5.0">bold { A_n }</annotation>
  </semantics>
</math>
</file>

<file path=Object 139/content.xml><?xml version="1.0" encoding="utf-8"?>
<math xmlns="http://www.w3.org/1998/Math/MathML" display="block">
  <semantics>
    <mstyle mathvariant="bold">
      <msub>
        <mi>S</mi>
        <mi>n</mi>
      </msub>
    </mstyle>
    <annotation encoding="StarMath 5.0">bold { S_n }</annotation>
  </semantics>
</math>
</file>

<file path=Object 1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
</annotation>
  </semantics>
</math>
</file>

<file path=Object 140/content.xml><?xml version="1.0" encoding="utf-8"?>
<math xmlns="http://www.w3.org/1998/Math/MathML" display="block">
  <semantics>
    <mstyle mathvariant="bold">
      <mrow>
        <msub>
          <mi>S</mi>
          <mi>n</mi>
        </msub>
        <mo stretchy="false">=</mo>
        <mrow>
          <msub>
            <mi>A</mi>
            <mi>n</mi>
          </msub>
          <mo stretchy="false">+</mo>
          <mn>15</mn>
        </mrow>
      </mrow>
    </mstyle>
    <annotation encoding="StarMath 5.0">bold { 	S_n = A_n + 15}</annotation>
  </semantics>
</math>
</file>

<file path=Object 141/content.xml><?xml version="1.0" encoding="utf-8"?>
<math xmlns="http://www.w3.org/1998/Math/MathML" display="block">
  <semantics>
    <mstyle mathvariant="bold">
      <mrow>
        <mrow>
          <msub>
            <mi>S</mi>
            <mi>n</mi>
          </msub>
          <mo stretchy="false">=</mo>
          <mrow>
            <mo stretchy="false">−</mo>
            <mn>5</mn>
          </mrow>
        </mrow>
        <mrow>
          <msup>
            <mrow>
              <mo fence="true" form="prefix" stretchy="false">(</mo>
              <mrow>
                <mn>0,8</mn>
              </mrow>
              <mo fence="true" form="postfix" stretchy="false">)</mo>
            </mrow>
            <mi>n</mi>
          </msup>
          <mo stretchy="false">+</mo>
          <mn>15</mn>
        </mrow>
      </mrow>
    </mstyle>
    <annotation encoding="StarMath 5.0">bold { 	S_n = -5(0,8)^n + 15}</annotation>
  </semantics>
</math>
</file>

<file path=Object 142/content.xml><?xml version="1.0" encoding="utf-8"?>
<math xmlns="http://www.w3.org/1998/Math/MathML" display="block">
  <semantics>
    <mstyle mathvariant="bold">
      <mrow>
        <mi>β</mi>
        <mo stretchy="false">=</mo>
        <mn>3</mn>
      </mrow>
    </mstyle>
    <annotation encoding="StarMath 5.0">bold {%beta= 3}
</annotation>
  </semantics>
</math>
</file>

<file path=Object 143/content.xml><?xml version="1.0" encoding="utf-8"?>
<math xmlns="http://www.w3.org/1998/Math/MathML" display="block">
  <semantics>
    <mstyle mathvariant="bold">
      <mrow>
        <mrow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o stretchy="false">=</mo>
          <mn>4</mn>
        </mrow>
        <mrow>
          <mrow>
            <mo fence="true" form="prefix" stretchy="tru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form="postfix" stretchy="true">)</mo>
          </mrow>
          <mo stretchy="false">+</mo>
          <mn>3</mn>
        </mrow>
      </mrow>
    </mstyle>
    <annotation encoding="StarMath 5.0"> bold { (2x -1)^2 +3 = 4 left ( x - {1 over 2} right) + 3 }
</annotation>
  </semantics>
</math>
</file>

<file path=Object 15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 U_1 }
</annotation>
  </semantics>
</math>
</file>

<file path=Object 16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 U_2 }
</annotation>
  </semantics>
</math>
</file>

<file path=Object 17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 U_3}
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V</mi>
            <mrow>
              <mi>n</mi>
              <mo stretchy="false">+</mo>
              <mn>1</mn>
            </mrow>
          </msub>
          <mo stretchy="false">=</mo>
          <mrow>
            <mo stretchy="false">−</mo>
            <mfrac>
              <mn>5</mn>
              <mn>2</mn>
            </mfrac>
          </mrow>
        </mrow>
        <msub>
          <mi>V</mi>
          <mi>n</mi>
        </msub>
      </mrow>
    </mstyle>
    <annotation encoding="StarMath 5.0">bold { V_{n+1} = -{ 5 over 2}V_n  }
</annotation>
  </semantics>
</math>
</file>

<file path=Object 19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 }
</annotation>
  </semantics>
</math>
</file>

<file path=Object 2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i>x</mi>
          <mo stretchy="false">+</mo>
          <mn>6</mn>
        </mrow>
      </mrow>
    </mstyle>
    <annotation encoding="StarMath 5.0">bold { -x^2 +7x +6 }
</annotation>
  </semantics>
</math>
</file>

<file path=Object 20/content.xml><?xml version="1.0" encoding="utf-8"?>
<math xmlns="http://www.w3.org/1998/Math/MathML" display="block">
  <semantics>
    <mstyle mathvariant="bold">
      <mrow>
        <msub>
          <mi>V</mi>
          <mn>2</mn>
        </msub>
        <mo stretchy="false">=</mo>
        <mrow>
          <mo stretchy="false">−</mo>
          <mfrac>
            <mn>15</mn>
            <mn>2</mn>
          </mfrac>
        </mrow>
        <mo stretchy="false">=</mo>
        <mrow>
          <mo stretchy="false">−</mo>
          <mn>7.5</mn>
        </mrow>
      </mrow>
    </mstyle>
    <annotation encoding="StarMath 5.0">bold { V_2 = -{15 over 2}= -7.5}
</annotation>
  </semantics>
</math>
</file>

<file path=Object 21/content.xml><?xml version="1.0" encoding="utf-8"?>
<math xmlns="http://www.w3.org/1998/Math/MathML" display="block">
  <semantics>
    <mstyle mathvariant="bold">
      <msub>
        <mi>V</mi>
        <mn>2</mn>
      </msub>
    </mstyle>
    <annotation encoding="StarMath 5.0">bold { V_2 }
</annotation>
  </semantics>
</math>
</file>

<file path=Object 22/content.xml><?xml version="1.0" encoding="utf-8"?>
<math xmlns="http://www.w3.org/1998/Math/MathML" display="block">
  <semantics>
    <mstyle mathvariant="bold">
      <msub>
        <mi>V</mi>
        <mn>3</mn>
      </msub>
    </mstyle>
    <annotation encoding="StarMath 5.0">bold { V_3 }
</annotation>
  </semantics>
</math>
</file>

<file path=Object 23/content.xml><?xml version="1.0" encoding="utf-8"?>
<math xmlns="http://www.w3.org/1998/Math/MathML" display="block">
  <semantics>
    <mstyle mathvariant="bold">
      <msub>
        <mi>V</mi>
        <mn>4</mn>
      </msub>
    </mstyle>
    <annotation encoding="StarMath 5.0">bold { V_4}
</annotation>
  </semantics>
</math>
</file>

<file path=Object 24/content.xml><?xml version="1.0" encoding="utf-8"?>
<math xmlns="http://www.w3.org/1998/Math/MathML" display="block">
  <semantics>
    <mstyle mathvariant="bold">
      <mrow>
        <msub>
          <mi>A</mi>
          <mi>n</mi>
        </msub>
        <mo stretchy="false">=</mo>
        <mrow>
          <msub>
            <mi>S</mi>
            <mi>n</mi>
          </msub>
          <mo stretchy="false">+</mo>
          <mi>p</mi>
        </mrow>
      </mrow>
    </mstyle>
    <annotation encoding="StarMath 5.0">bold { 	A_n = S_n + p }</annotation>
  </semantics>
</math>
</file>

<file path=Object 25/content.xml><?xml version="1.0" encoding="utf-8"?>
<math xmlns="http://www.w3.org/1998/Math/MathML" display="block">
  <semantics>
    <mstyle mathvariant="bold">
      <mrow>
        <mrow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o stretchy="false">=</mo>
          <mrow>
            <mrow>
              <mo fence="true" form="prefix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row>
              <mo fence="true" form="postfix" stretchy="false">)</mo>
            </mrow>
            <mo stretchy="false">+</mo>
            <mn>3</mn>
          </mrow>
          <mo stretchy="false">=</mo>
          <mn>4</mn>
        </mrow>
        <mrow>
          <msup>
            <mi>x</mi>
            <mn>2</mn>
          </msup>
          <mo stretchy="false">−</mo>
          <mn>4</mn>
        </mrow>
        <mrow>
          <mi>x</mi>
          <mo stretchy="false">+</mo>
          <mn>4</mn>
        </mrow>
      </mrow>
    </mstyle>
    <annotation encoding="StarMath 5.0"> bold { (2x -1)^2 +3 
 = (4x^2 - 4 x + 1) +3
 = 4 x^2 - 4 x + 4 
 }
</annotation>
  </semantics>
</math>
</file>

<file path=Object 2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text> ,  </mtext>
        <mrow>
          <mi>b</mi>
          <mo stretchy="false">=</mo>
          <mrow>
            <mo stretchy="false">−</mo>
            <mn>4</mn>
          </mrow>
        </mrow>
        <mtext>  et  </mtext>
        <mrow>
          <mi>c</mi>
          <mo stretchy="false">=</mo>
          <mn>4</mn>
        </mrow>
      </mrow>
    </mstyle>
    <annotation encoding="StarMath 5.0">bold {a= 4" ,  "b= -4"  et  "c= 4}
</annotation>
  </semantics>
</math>
</file>

<file path=Object 27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4</mn>
            <mrow>
              <mn>2</mn>
              <mo stretchy="false">×</mo>
              <mn>4</mn>
            </mrow>
          </mfrac>
        </mrow>
        <mo stretchy="false">=</mo>
        <mfrac>
          <mn>1</mn>
          <mn>2</mn>
        </mfrac>
      </mrow>
    </mstyle>
    <annotation encoding="StarMath 5.0">bold {%alpha= -{ b over { 2 a}} = -{4 over {2 times 4}}= {1 over 2}}
</annotation>
  </semantics>
</math>
</file>

<file path=Object 28/content.xml><?xml version="1.0" encoding="utf-8"?>
<math xmlns="http://www.w3.org/1998/Math/MathML" display="block">
  <semantics>
    <mstyle mathvariant="bold">
      <mrow>
        <mi>α</mi>
        <mo stretchy="false">=</mo>
        <mfrac>
          <mn>1</mn>
          <mn>2</mn>
        </mfrac>
      </mrow>
    </mstyle>
    <annotation encoding="StarMath 5.0">bold {%alpha= 1 over 2}
</annotation>
  </semantics>
</math>
</file>

<file path=Object 29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21</mn>
                  <mn>6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7</mn>
                  <mn>2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frac>
              <mn>12</mn>
              <mn>12</mn>
            </mfrac>
          </mrow>
          <mo stretchy="false">=</mo>
          <mfrac>
            <mrow>
              <mn>49</mn>
              <mo stretchy="false">+</mo>
              <mn>12</mn>
            </mrow>
            <mn>12</mn>
          </mfrac>
        </mrow>
      </mrow>
    </mstyle>
    <annotation encoding="StarMath 5.0">bold {%beta= left (7 over 6 right) left(21 over 6 right) + 1= left (7 over 6 right) left( 7 over 2 right) + 1= { 49 over 12} + 1= {49 over 12 }+ {12 over 12}= {49 + 12} over 12}
</annotation>
  </semantics>
</math>
</file>

<file path=Object 3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1</mn>
          </mrow>
        </mrow>
        <mtext> ,  </mtext>
        <mrow>
          <mi>b</mi>
          <mo stretchy="false">=</mo>
          <mrow>
            <mo stretchy="false">−</mo>
            <mn>7</mn>
          </mrow>
        </mrow>
        <mtext>  et  </mtext>
        <mrow>
          <mi>c</mi>
          <mo stretchy="false">=</mo>
          <mn>6</mn>
        </mrow>
      </mrow>
    </mstyle>
    <annotation encoding="StarMath 5.0">bold {a= -1" ,  "b= -7"  et  "c= 6}
</annotation>
  </semantics>
</math>
</file>

<file path=Object 30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32/content.xml><?xml version="1.0" encoding="utf-8"?>
<math xmlns="http://www.w3.org/1998/Math/MathML" display="block">
  <semantics>
    <mstyle mathvariant="bold">
      <mrow>
        <mi>β</mi>
        <mo stretchy="false">=</mo>
        <mfrac>
          <mn>61</mn>
          <mn>12</mn>
        </mfrac>
      </mrow>
    </mstyle>
    <annotation encoding="StarMath 5.0">bold {%beta= 61 over 12}
</annotation>
  </semantics>
</math>
</file>

<file path=Object 33/content.xml><?xml version="1.0" encoding="utf-8"?>
<math xmlns="http://www.w3.org/1998/Math/MathML" display="block">
  <semantics>
    <mstyle mathvariant="bold">
      <mrow>
        <mrow>
          <mi>β</mi>
          <mo stretchy="false">=</mo>
          <mn>4</mn>
        </mrow>
        <mrow>
          <msup>
            <mi>α</mi>
            <mn>2</mn>
          </msup>
          <mo stretchy="false">−</mo>
          <mn>4</mn>
        </mrow>
        <mrow>
          <mi>α</mi>
          <mo stretchy="false">+</mo>
          <mn>4</mn>
        </mrow>
      </mrow>
    </mstyle>
    <annotation encoding="StarMath 5.0">bold {%beta= 4%alpha^2 -4 %alpha + 4 }
</annotation>
  </semantics>
</math>
</file>

<file path=Object 34/content.xml><?xml version="1.0" encoding="utf-8"?>
<math xmlns="http://www.w3.org/1998/Math/MathML" display="block">
  <semantics>
    <mstyle mathvariant="bold">
      <mrow>
        <mrow>
          <mi>β</mi>
          <mo stretchy="false">=</mo>
          <mn>4</mn>
        </mrow>
        <mrow>
          <msup>
            <mrow>
              <mo fence="true" form="prefix" stretchy="true">(</mo>
              <mrow>
                <mfrac>
                  <mn>1</mn>
                  <mn>2</mn>
                </mfrac>
              </mrow>
              <mo fence="true" form="postfix" stretchy="true">)</mo>
            </mrow>
            <mn>2</mn>
          </msup>
          <mo stretchy="false">−</mo>
          <mn>4</mn>
        </mrow>
        <mrow>
          <mrow>
            <mrow>
              <mo fence="true" form="prefix" stretchy="true">(</mo>
              <mrow>
                <mfrac>
                  <mn>1</mn>
                  <mn>2</mn>
                </mfrac>
              </mrow>
              <mo fence="true" form="postfix" stretchy="true">)</mo>
            </mrow>
            <mo stretchy="false">+</mo>
            <mn>4</mn>
          </mrow>
          <mo stretchy="false">=</mo>
          <mn>4</mn>
        </mrow>
        <mrow>
          <mrow>
            <mrow>
              <mo fence="true" form="prefix" stretchy="true">(</mo>
              <mrow>
                <mfrac>
                  <mn>1</mn>
                  <mn>4</mn>
                </mfrac>
              </mrow>
              <mo fence="true" form="postfix" stretchy="true">)</mo>
            </mrow>
            <mo stretchy="false">−</mo>
            <mn>2</mn>
            <mo stretchy="false">+</mo>
            <mn>4</mn>
          </mrow>
          <mo stretchy="false">=</mo>
          <mrow>
            <mn>1</mn>
            <mo stretchy="false">−</mo>
            <mn>2</mn>
            <mo stretchy="false">+</mo>
            <mn>4</mn>
          </mrow>
          <mo stretchy="false">=</mo>
          <mn>3</mn>
        </mrow>
      </mrow>
    </mstyle>
    <annotation encoding="StarMath 5.0">bold {%beta
= 4left (1 over 2 right)^2 -4  {left (1 over 2 right)} + 4 
= 4 left (1 over 4 right) -2  + 4
= 1 - 2 +4 = 3
}
</annotation>
  </semantics>
</math>
</file>

<file path=Object 35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3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n>1</mn>
        </mrow>
      </mrow>
    </mstyle>
    <annotation encoding="StarMath 5.0">bold {a= -3" ,  "b= 7"  et  "c= 1}
</annotation>
  </semantics>
</math>
</file>

<file path=Object 36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3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row>
            <mo stretchy="false">−</mo>
            <mn>1</mn>
          </mrow>
        </mrow>
      </mrow>
    </mstyle>
    <annotation encoding="StarMath 5.0">bold {a= -3" ,  "b= 7"  et  "c= -1}
</annotation>
  </semantics>
</math>
</file>

<file path=Object 37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7</mn>
            <mrow>
              <mn>2</mn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−</mo>
          <mfrac>
            <mn>7</mn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frac>
        </mrow>
      </mrow>
    </mstyle>
    <annotation encoding="StarMath 5.0">bold {%alpha= -{ b over { 2 a}} = -{7 over {2 times (-1)}}= -{7 over (-2)}}
</annotation>
  </semantics>
</math>
</file>

<file path=Object 38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39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row>
                  <mo fence="true" form="prefix" stretchy="true">(</mo>
                  <mrow>
                    <mfrac>
                      <mn>7</mn>
                      <mn>2</mn>
                    </mfrac>
                  </mrow>
                  <mo fence="true" form="postfix" stretchy="true">)</mo>
                </mrow>
                <mn>2</mn>
              </msup>
            </mrow>
            <mo stretchy="false">+</mo>
            <mn>7</mn>
          </mrow>
        </mrow>
        <mrow>
          <mrow>
            <mrow>
              <mo fence="true" form="prefix" stretchy="true">(</mo>
              <mrow>
                <mfrac>
                  <mn>7</mn>
                  <mn>2</mn>
                </mfrac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frac>
                      <mn>7</mn>
                      <mn>2</mn>
                    </mfrac>
                  </mrow>
                  <mo stretchy="false">+</mo>
                  <mn>7</mn>
                </mrow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frac>
                      <mn>7</mn>
                      <mn>2</mn>
                    </mfrac>
                  </mrow>
                  <mo stretchy="false">+</mo>
                  <mfrac>
                    <mn>14</mn>
                    <mn>2</mn>
                  </mfrac>
                </mrow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row>
                    <mrow>
                      <mo stretchy="false">−</mo>
                      <mn>7</mn>
                    </mrow>
                    <mo stretchy="false">+</mo>
                    <mn>14</mn>
                  </mrow>
                  <mn>2</mn>
                </mfrac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  <mo stretchy="false">+</mo>
          <mn>6</mn>
        </mrow>
      </mrow>
    </mstyle>
    <annotation encoding="StarMath 5.0">bold {%beta 
=-left (7 over 2 right)^2 + 7  {left (7 over 2 right)} + 6 
= left(7 over 2 right) left (- {7 over 2}  + 7 right ) +6 
= left(7 over 2 right) left (- {7 over 2}  + {14 over 2} right ) +6 
= left(7 over 2 right) left ({-7 + 14} over 2 right ) +6 
= left(7 over 2 right) left (7 over 2 right ) +6}
</annotation>
  </semantics>
</math>
</file>

<file path=Object 4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 U_0 = 3 }
</annotation>
  </semantics>
</math>
</file>

<file path=Object 40/content.xml><?xml version="1.0" encoding="utf-8"?>
<math xmlns="http://www.w3.org/1998/Math/MathML" display="block">
  <semantics>
    <mstyle mathvariant="bold">
      <mrow>
        <mi>α</mi>
        <mo stretchy="false">=</mo>
        <mfrac>
          <mn>7</mn>
          <mn>2</mn>
        </mfrac>
      </mrow>
    </mstyle>
    <annotation encoding="StarMath 5.0">bold {%alpha= 7 over 2}
</annotation>
  </semantics>
</math>
</file>

<file path=Object 41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6</mn>
            <mrow>
              <mn>2</mn>
              <mo stretchy="false">×</mo>
              <mn>1</mn>
            </mrow>
          </mfrac>
        </mrow>
        <mo stretchy="false">=</mo>
        <mrow>
          <mo stretchy="false">−</mo>
          <mfrac>
            <mn>6</mn>
            <mn>2</mn>
          </mfrac>
        </mrow>
      </mrow>
    </mstyle>
    <annotation encoding="StarMath 5.0">bold {%alpha= -{ b over { 2 a}} = -{6 over {2 times 1}}= -{6 over 2}}
</annotation>
  </semantics>
</math>
</file>

<file path=Object 42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n>3</mn>
        </mrow>
      </mrow>
    </mstyle>
    <annotation encoding="StarMath 5.0">bold {%alpha= -3}
</annotation>
  </semantics>
</math>
</file>

<file path=Object 4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row>
          <mo stretchy="false">=</mo>
          <mrow>
            <mn>49</mn>
            <mo stretchy="false">−</mo>
            <mn>12</mn>
          </mrow>
        </mrow>
      </mrow>
    </mstyle>
    <annotation encoding="StarMath 5.0">bold {%DELTA= b^2 - 4 a c = (7)^2 - 4 times (-3) times (-1) = 49 - 12}
</annotation>
  </semantics>
</math>
</file>

<file path=Object 44/content.xml><?xml version="1.0" encoding="utf-8"?>
<math xmlns="http://www.w3.org/1998/Math/MathML" display="block">
  <semantics>
    <mstyle mathvariant="bold">
      <mrow>
        <mi>β</mi>
        <mo stretchy="false">=</mo>
        <mrow>
          <mfrac>
            <mn>49</mn>
            <mn>4</mn>
          </mfrac>
          <mo stretchy="false">+</mo>
          <mn>6</mn>
        </mrow>
        <mo stretchy="false">=</mo>
        <mrow>
          <mfrac>
            <mn>49</mn>
            <mn>4</mn>
          </mfrac>
          <mo stretchy="false">+</mo>
          <mfrac>
            <mn>24</mn>
            <mn>4</mn>
          </mfrac>
        </mrow>
        <mo stretchy="false">=</mo>
        <mfrac>
          <mrow>
            <mn>49</mn>
            <mo stretchy="false">+</mo>
            <mn>24</mn>
          </mrow>
          <mn>4</mn>
        </mfrac>
      </mrow>
    </mstyle>
    <annotation encoding="StarMath 5.0">bold {%beta
= {49 over 4 } +6 
= {49 over 4 } + {24 over 4 } 
= {49 + 24} over 4}
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n>37</mn>
        <mo stretchy="false">&gt;</mo>
        <mn>0</mn>
      </mrow>
    </mstyle>
    <annotation encoding="StarMath 5.0">bold {%DELTA= 37 &gt; 0}
</annotation>
  </semantics>
</math>
</file>

<file path=Object 46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n>7</mn>
            </mrow>
            <mo stretchy="false">−</mo>
            <msqrt>
              <mn>37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3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+</mo>
            <msqrt>
              <mn>37</mn>
            </msqrt>
          </mrow>
          <mn>6</mn>
        </mfrac>
      </mrow>
    </mstyle>
    <annotation encoding="StarMath 5.0">bold {x_1= {-b - sqrt %DELTA} over {2a} = {-7 - sqrt 37 } over { 2 times (-3)}= {7+ sqrt 37} over 6 } 
</annotation>
  </semantics>
</math>
</file>

<file path=Object 47/content.xml><?xml version="1.0" encoding="utf-8"?>
<math xmlns="http://www.w3.org/1998/Math/MathML" display="block">
  <semantics>
    <mstyle mathvariant="bold">
      <mrow>
        <mi>β</mi>
        <mo stretchy="false">=</mo>
        <mfrac>
          <mn>73</mn>
          <mn>4</mn>
        </mfrac>
      </mrow>
    </mstyle>
    <annotation encoding="StarMath 5.0">bold {%beta= 73 over 4 }
</annotation>
  </semantics>
</math>
</file>

<file path=Object 48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49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row>
            <mi>x</mi>
            <mo stretchy="false">+</mo>
            <mn>6</mn>
          </mrow>
          <mo stretchy="false">=</mo>
          <mrow>
            <mo stretchy="false">−</mo>
            <mn>1</mn>
          </mrow>
        </mrow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2</mn>
                  </mfrac>
                </mrow>
              </mrow>
              <mo fence="true" form="postfix" stretchy="true">)</mo>
            </mrow>
            <mn>2</mn>
          </msup>
          <mo stretchy="false">+</mo>
          <mfrac>
            <mn>73</mn>
            <mn>4</mn>
          </mfrac>
        </mrow>
      </mrow>
    </mstyle>
    <annotation encoding="StarMath 5.0">bold { -x^2 +7x +6 = -1 left ( x - {7 over 2} right )^2 + {73 over 4}}
</annotation>
  </semantics>
</math>
</file>

<file path=Object 5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sub>
            <mi>U</mi>
            <mi>n</mi>
          </msub>
          <mo stretchy="false">−</mo>
          <mfrac>
            <mn>5</mn>
            <mn>2</mn>
          </mfrac>
          <mo stretchy="false">−</mo>
          <msub>
            <mi>U</mi>
            <mi>n</mi>
          </msub>
        </mrow>
        <mo stretchy="false">=</mo>
        <mrow>
          <mo stretchy="false">−</mo>
          <mfrac>
            <mn>5</mn>
            <mn>2</mn>
          </mfrac>
        </mrow>
      </mrow>
    </mstyle>
    <annotation encoding="StarMath 5.0">bold { U_{n+1} - U_n = U_n -{ 5 over 2} - U_n  = -{5 over 2}}
</annotation>
  </semantics>
</math>
</file>

<file path=Object 5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row>
            <mi>x</mi>
            <mo stretchy="false">+</mo>
            <mn>6</mn>
          </mrow>
          <mo stretchy="false">=</mo>
          <mrow>
            <mrow>
              <mo stretchy="false">−</mo>
              <msup>
                <mrow>
                  <mo fence="true" form="prefix" stretchy="true">(</mo>
                  <mrow>
                    <mrow>
                      <mi>x</mi>
                      <mo stretchy="false">−</mo>
                      <mfrac>
                        <mn>7</mn>
                        <mn>2</mn>
                      </mfrac>
                    </mrow>
                  </mrow>
                  <mo fence="true" form="postfix" stretchy="true">)</mo>
                </mrow>
                <mn>2</mn>
              </msup>
            </mrow>
            <mo stretchy="false">+</mo>
            <mfrac>
              <mn>73</mn>
              <mn>4</mn>
            </mfrac>
          </mrow>
        </mrow>
      </mrow>
    </mstyle>
    <annotation encoding="StarMath 5.0">bold { -x^2 +7x +6 = - left ( x - {7 over 2} right )^2 + {73 over 4}}
</annotation>
  </semantics>
</math>
</file>

<file path=Object 51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frac>
                <mrow>
                  <mn>7</mn>
                  <mo stretchy="false">−</mo>
                  <msqrt>
                    <mn>37</mn>
                  </msqrt>
                </mrow>
                <mn>6</mn>
              </mfrac>
              <mtext> ;</mtext>
              <mfrac>
                <mrow>
                  <mn>7</mn>
                  <mo stretchy="false">+</mo>
                  <msqrt>
                    <mn>37</mn>
                  </msqrt>
                </mrow>
                <mn>6</mn>
              </mfrac>
            </mrow>
          </mrow>
          <mo fence="true" form="postfix" stretchy="true">}</mo>
        </mrow>
      </mrow>
    </mstyle>
    <annotation encoding="StarMath 5.0">bold {S = left lbrace {{7 - sqrt 37}over 6 " ;" {7 + sqrt 37} over 6 }  right rbrace }

</annotation>
  </semantics>
</math>
</file>

<file path=Object 52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2</mn>
            </msup>
            <mo stretchy="false">+</mo>
            <mn>6</mn>
          </mrow>
        </mrow>
        <mrow>
          <mrow>
            <mo fence="true" form="prefix" stretchy="false">(</mo>
            <mrow>
              <mrow>
                <mo stretchy="false">−</mo>
                <mn>3</mn>
              </mrow>
            </mrow>
            <mo fence="true" form="postfix" stretchy="false">)</mo>
          </mrow>
          <mo stretchy="false">−</mo>
          <mn>8</mn>
        </mrow>
      </mrow>
    </mstyle>
    <annotation encoding="StarMath 5.0">bold {%beta= (-3)^2 + 6  {(-3)} -8 }
</annotation>
  </semantics>
</math>
</file>

<file path=Object 53/content.xml><?xml version="1.0" encoding="utf-8"?>
<math xmlns="http://www.w3.org/1998/Math/MathML" display="block">
  <semantics>
    <mstyle mathvariant="bold">
      <mrow>
        <mrow>
          <mi>a</mi>
          <mo stretchy="false">=</mo>
          <mn>7</mn>
        </mrow>
        <mtext> ,  </mtext>
        <mrow>
          <mi>b</mi>
          <mo stretchy="false">=</mo>
          <mrow>
            <mo stretchy="false">−</mo>
            <mn>4</mn>
          </mrow>
        </mrow>
        <mtext>  et  </mtext>
        <mrow>
          <mi>c</mi>
          <mo stretchy="false">=</mo>
          <mn>10</mn>
        </mrow>
      </mrow>
    </mstyle>
    <annotation encoding="StarMath 5.0">bold {a= 7" ,  "b= -4"  et  "c= 10}
</annotation>
  </semantics>
</math>
</file>

<file path=Object 54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n>7</mn>
            </mrow>
            <mo stretchy="false">+</mo>
            <msqrt>
              <mn>37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3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−</mo>
            <msqrt>
              <mn>37</mn>
            </msqrt>
          </mrow>
          <mn>6</mn>
        </mfrac>
      </mrow>
    </mstyle>
    <annotation encoding="StarMath 5.0">bold {x_2= {-b + sqrt %DELTA} over {2a} = {-7 + sqrt 37 } over { 2 times (-3)}= {7 - sqrt 37} over 6 } 
</annotation>
  </semantics>
</math>
</file>

<file path=Object 55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7</mn>
            <mrow>
              <mn>2</mn>
              <mo stretchy="false">×</mo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−</mo>
          <mfrac>
            <mn>7</mn>
            <mrow>
              <mo fence="true" form="prefix" stretchy="false">(</mo>
              <mrow>
                <mrow>
                  <mo stretchy="false">−</mo>
                  <mn>6</mn>
                </mrow>
              </mrow>
              <mo fence="true" form="postfix" stretchy="false">)</mo>
            </mrow>
          </mfrac>
        </mrow>
      </mrow>
    </mstyle>
    <annotation encoding="StarMath 5.0">bold {%alpha= -{ b over { 2 a}} = -{7 over {2 times (-3)}}= -{7 over (-6)}}
</annotation>
  </semantics>
</math>
</file>

<file path=Object 56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57/content.xml><?xml version="1.0" encoding="utf-8"?>
<math xmlns="http://www.w3.org/1998/Math/MathML" display="block">
  <semantics>
    <mstyle mathvariant="bold">
      <mrow>
        <mi>β</mi>
        <mo stretchy="false">=</mo>
        <mrow>
          <mn>9</mn>
          <mo stretchy="false">−</mo>
          <mn>18</mn>
          <mo stretchy="false">−</mo>
          <mn>8</mn>
        </mrow>
      </mrow>
    </mstyle>
    <annotation encoding="StarMath 5.0">bold {%beta= 9 -18 -8 }
</annotation>
  </semantics>
</math>
</file>

<file path=Object 58/content.xml><?xml version="1.0" encoding="utf-8"?>
<math xmlns="http://www.w3.org/1998/Math/MathML" display="block">
  <semantics>
    <mstyle mathvariant="bold">
      <mrow>
        <mi>β</mi>
        <mo stretchy="false">=</mo>
        <mrow>
          <mo stretchy="false">−</mo>
          <mn>17</mn>
        </mrow>
      </mrow>
    </mstyle>
    <annotation encoding="StarMath 5.0">bold {%beta= -17}
</annotation>
  </semantics>
</math>
</file>

<file path=Object 59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row>
            <mi>x</mi>
            <mo stretchy="false">−</mo>
            <mn>8</mn>
          </mrow>
          <mo stretchy="false">=</mo>
          <mrow>
            <msup>
              <mrow>
                <mo fence="true" form="prefix" stretchy="false">(</mo>
                <mrow>
                  <mrow>
                    <mi>x</mi>
                    <mo stretchy="false">+</mo>
                    <mn>3</mn>
                  </mrow>
                </mrow>
                <mo fence="true" form="postfix" stretchy="false">)</mo>
              </mrow>
              <mn>2</mn>
            </msup>
            <mo stretchy="false">−</mo>
            <mn>17</mn>
          </mrow>
        </mrow>
      </mrow>
    </mstyle>
    <annotation encoding="StarMath 5.0">bold { x^2 +6x -8 = ( x +3)^2 -17}
</annotation>
  </semantics>
</math>
</file>

<file path=Object 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i>x</mi>
          <mo stretchy="false">−</mo>
          <mn>8</mn>
        </mrow>
      </mrow>
    </mstyle>
    <annotation encoding="StarMath 5.0">bold { x^2 +6x -8 }
</annotation>
  </semantics>
</math>
</file>

<file path=Object 60/content.xml><?xml version="1.0" encoding="utf-8"?>
<math xmlns="http://www.w3.org/1998/Math/MathML" display="block">
  <semantics>
    <mstyle mathvariant="bold">
      <mrow>
        <mi>α</mi>
        <mo stretchy="false">=</mo>
        <mfrac>
          <mn>7</mn>
          <mn>6</mn>
        </mfrac>
      </mrow>
    </mstyle>
    <annotation encoding="StarMath 5.0">bold {%alpha= 7 over 6}
</annotation>
  </semantics>
</math>
</file>

<file path=Object 61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62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o stretchy="false">−</mo>
            <mn>3</mn>
          </mrow>
        </mrow>
        <mrow>
          <msup>
            <mrow>
              <mo fence="true" form="prefix" stretchy="true">(</mo>
              <mrow>
                <mfrac>
                  <mn>7</mn>
                  <mn>6</mn>
                </mfrac>
              </mrow>
              <mo fence="true" form="postfix" stretchy="true">)</mo>
            </mrow>
            <mn>2</mn>
          </msup>
          <mo stretchy="false">+</mo>
          <mn>7</mn>
        </mrow>
        <mrow>
          <mrow>
            <mrow>
              <mo fence="true" form="prefix" stretchy="true">(</mo>
              <mrow>
                <mfrac>
                  <mn>7</mn>
                  <mn>6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row>
                    <mrow>
                      <mo fence="true" form="prefix" stretchy="true">(</mo>
                      <mrow>
                        <mfrac>
                          <mn>7</mn>
                          <mn>6</mn>
                        </mfrac>
                      </mrow>
                      <mo fence="true" form="postfix" stretchy="true">)</mo>
                    </mrow>
                    <mo stretchy="false">+</mo>
                    <mn>7</mn>
                  </mrow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frac>
                    <mrow>
                      <mo stretchy="false">−</mo>
                      <mn>21</mn>
                    </mrow>
                    <mn>6</mn>
                  </mfrac>
                  <mo stretchy="false">+</mo>
                  <mn>7</mn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frac>
                    <mrow>
                      <mo stretchy="false">−</mo>
                      <mn>21</mn>
                    </mrow>
                    <mn>6</mn>
                  </mfrac>
                  <mo stretchy="false">+</mo>
                  <mfrac>
                    <mn>42</mn>
                    <mn>6</mn>
                  </mfrac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o fence="true" form="prefix" stretchy="true">(</mo>
            <mrow>
              <mfrac>
                <mrow>
                  <mrow>
                    <mo stretchy="false">−</mo>
                    <mn>21</mn>
                  </mrow>
                  <mo stretchy="false">+</mo>
                  <mn>42</mn>
                </mrow>
                <mn>6</mn>
              </mfrac>
            </mrow>
            <mo fence="true" form="postfix" stretchy="true">)</mo>
          </mrow>
          <mo stretchy="false">+</mo>
          <mn>1</mn>
        </mrow>
      </mrow>
    </mstyle>
    <annotation encoding="StarMath 5.0">bold {%beta= -3left (7 over 6 right)^2 + 7  {left (7 over 6 right)} + 1 =left (7 over 6 right) left(-3 left(7 over 6 right) + 7 right) + 1 = left (7 over 6 right) left({-21 over 6} + 7  right) + 1= left (7 over 6 right) left({-21 over 6} + {42 over 6} right) + 1 = left (7 over 6 right) left({-21 + 42} over 6 right) + 1}
</annotation>
  </semantics>
</math>
</file>

<file path=Object 63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row>
            <mi>x</mi>
            <mo stretchy="false">+</mo>
            <mn>1</mn>
          </mrow>
          <mo stretchy="false">=</mo>
          <mrow>
            <mo stretchy="false">−</mo>
            <mn>3</mn>
          </mrow>
        </mrow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2</mn>
                  </mfrac>
                </mrow>
              </mrow>
              <mo fence="true" form="postfix" stretchy="true">)</mo>
            </mrow>
            <mn>2</mn>
          </msup>
          <mo stretchy="false">+</mo>
          <mfrac>
            <mn>61</mn>
            <mn>12</mn>
          </mfrac>
        </mrow>
      </mrow>
    </mstyle>
    <annotation encoding="StarMath 5.0">bold { -3x^2 +7x +1 = -3 left (x -{7 over 2} right )^2 + {61 over 12} }
</annotation>
  </semantics>
</math>
</file>

<file path=Object 64/content.xml><?xml version="1.0" encoding="utf-8"?>
<math xmlns="http://www.w3.org/1998/Math/MathML" display="block">
  <semantics>
    <mstyle mathvariant="bold">
      <mrow>
        <mrow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o stretchy="false">=</mo>
          <mrow>
            <msup>
              <mrow>
                <mo fence="true" form="prefix" stretchy="true">(</mo>
                <mrow>
                  <mrow>
                    <mn>2</mn>
                    <mrow>
                      <mi>x</mi>
                      <mo stretchy="false">−</mo>
                      <mrow>
                        <mn>2</mn>
                        <mo stretchy="false">×</mo>
                        <mfrac>
                          <mn>1</mn>
                          <mn>2</mn>
                        </mfrac>
                      </mrow>
                    </mrow>
                  </mrow>
                </mrow>
                <mo fence="true" form="postfix" stretchy="true">)</mo>
              </mrow>
              <mn>2</mn>
            </msup>
            <mo stretchy="false">+</mo>
            <mn>3</mn>
          </mrow>
          <mo stretchy="false">=</mo>
          <mrow>
            <msup>
              <mrow>
                <mo fence="true" form="prefix" stretchy="true">(</mo>
                <mrow>
                  <mrow>
                    <mn>2</mn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n>3</mn>
          </mrow>
          <mo stretchy="false">=</mo>
          <mn>4</mn>
        </mrow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1</mn>
                    <mn>2</mn>
                  </mfrac>
                </mrow>
              </mrow>
              <mo fence="true" form="postfix" stretchy="true">)</mo>
            </mrow>
            <mn>2</mn>
          </msup>
          <mo stretchy="false">+</mo>
          <mn>3</mn>
        </mrow>
      </mrow>
    </mstyle>
    <annotation encoding="StarMath 5.0"> bold { (2x -1)^2 +3 
 = left (2x - 2 times {1 over 2}right )^2 + 3
 = left (2(x - {1 over 2}) right)^2 + 3
 = 4 left (x - {1 over 2} right)^2  + 3
 
 }
</annotation>
  </semantics>
</math>
</file>

<file path=Object 65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66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67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row>
            <mi>x</mi>
            <mo stretchy="false">−</mo>
            <mn>8</mn>
          </mrow>
          <mo stretchy="false">=</mo>
          <mn>1</mn>
        </mrow>
        <mrow>
          <msup>
            <mrow>
              <mo fence="true" form="prefix" stretchy="false">(</mo>
              <mrow>
                <mrow>
                  <mi>x</mi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+</mo>
          <mrow>
            <mo fence="true" form="prefix" stretchy="false">(</mo>
            <mrow>
              <mrow>
                <mo stretchy="false">−</mo>
                <mn>17</mn>
              </mrow>
            </mrow>
            <mo fence="true" form="postfix" stretchy="false">)</mo>
          </mrow>
        </mrow>
      </mrow>
    </mstyle>
    <annotation encoding="StarMath 5.0">bold { x^2 +6x -8 = 1( x - (-3))^2 + (-17)}
</annotation>
  </semantics>
</math>
</file>

<file path=Object 68/content.xml><?xml version="1.0" encoding="utf-8"?>
<math xmlns="http://www.w3.org/1998/Math/MathML" display="block">
  <semantics>
    <mstyle mathvariant="bold">
      <mrow>
        <mrow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o stretchy="false">=</mo>
          <mn>4</mn>
        </mrow>
        <mrow>
          <mrow>
            <mo fence="true" form="prefix" stretchy="tru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form="postfix" stretchy="true">)</mo>
          </mrow>
          <mo stretchy="false">+</mo>
          <mn>3</mn>
        </mrow>
      </mrow>
    </mstyle>
    <annotation encoding="StarMath 5.0"> bold { (2x -1)^2 +3 = 4 left ( x - {1 over 2} right) + 3 }
</annotation>
  </semantics>
</math>
</file>

<file path=Object 69/content.xml><?xml version="1.0" encoding="utf-8"?>
<math xmlns="http://www.w3.org/1998/Math/MathML" display="block">
  <semantics>
    <mstyle mathvariant="bold">
      <mrow>
        <mi>α</mi>
        <mo stretchy="false">=</mo>
        <mfrac>
          <mn>1</mn>
          <mn>2</mn>
        </mfrac>
      </mrow>
    </mstyle>
    <annotation encoding="StarMath 5.0"> bold { %alpha= 1 over 2}
</annotation>
  </semantics>
</math>
</file>

<file path=Object 7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i>x</mi>
          <mo stretchy="false">+</mo>
          <mn>1</mn>
        </mrow>
      </mrow>
    </mstyle>
    <annotation encoding="StarMath 5.0">bold { -3x^2 +7x +1 }
</annotation>
  </semantics>
</math>
</file>

<file path=Object 70/content.xml><?xml version="1.0" encoding="utf-8"?>
<math xmlns="http://www.w3.org/1998/Math/MathML" display="block">
  <semantics>
    <mstyle mathvariant="bold">
      <mrow>
        <mi>β</mi>
        <mo stretchy="false">=</mo>
        <mn>3</mn>
      </mrow>
    </mstyle>
    <annotation encoding="StarMath 5.0"> bold { %beta= 3}
</annotation>
  </semantics>
</math>
</file>

<file path=Object 71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o stretchy="false">×</mo>
              <mn>6</mn>
            </mrow>
          </mrow>
          <mo stretchy="false">=</mo>
          <mrow>
            <mn>49</mn>
            <mo stretchy="false">+</mo>
            <mn>24</mn>
          </mrow>
        </mrow>
      </mrow>
    </mstyle>
    <annotation encoding="StarMath 5.0">bold {%DELTA= b^2 - 4 a c = (-7)^2 - 4 times (-1) times 6 = 49 + 24}
</annotation>
  </semantics>
</math>
</file>

<file path=Object 72/content.xml><?xml version="1.0" encoding="utf-8"?>
<math xmlns="http://www.w3.org/1998/Math/MathML" display="block">
  <semantics>
    <mstyle mathvariant="bold">
      <mrow>
        <mi mathvariant="normal">Δ</mi>
        <mo stretchy="false">=</mo>
        <mn>73</mn>
        <mo stretchy="false">&gt;</mo>
        <mn>0</mn>
      </mrow>
    </mstyle>
    <annotation encoding="StarMath 5.0">bold {%DELTA= 73 &gt; 0}
</annotation>
  </semantics>
</math>
</file>

<file path=Object 73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</mrow>
            <mo stretchy="false">−</mo>
            <msqrt>
              <mn>73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−</mo>
            <msqrt>
              <mn>73</mn>
            </msqrt>
          </mrow>
          <mrow>
            <mo stretchy="false">−</mo>
            <mn>2</mn>
          </mrow>
        </mfrac>
        <mo stretchy="false">=</mo>
        <mfrac>
          <mrow>
            <mrow>
              <mo stretchy="false">−</mo>
              <mn>7</mn>
            </mrow>
            <mo stretchy="false">+</mo>
            <msqrt>
              <mn>73</mn>
            </msqrt>
          </mrow>
          <mn>2</mn>
        </mfrac>
      </mrow>
    </mstyle>
    <annotation encoding="StarMath 5.0">bold {x_1= {-b - sqrt %DELTA} over {2a} = {-(-7) - sqrt 73 } over { 2 times (-1)}= {7 - sqrt 73} over -2 = {{-7 + sqrt 73} over 2}}
</annotation>
  </semantics>
</math>
</file>

<file path=Object 74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21</mn>
                  <mn>6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7</mn>
                  <mn>2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frac>
              <mn>12</mn>
              <mn>12</mn>
            </mfrac>
          </mrow>
          <mo stretchy="false">=</mo>
          <mfrac>
            <mrow>
              <mn>49</mn>
              <mo stretchy="false">+</mo>
              <mn>12</mn>
            </mrow>
            <mn>12</mn>
          </mfrac>
        </mrow>
      </mrow>
    </mstyle>
    <annotation encoding="StarMath 5.0">bold {%beta= left (7 over 6 right) left(21 over 6 right) + 1= left (7 over 6 right) left( 7 over 2 right) + 1= { 49 over 12} + 1= {49 over 12 }+ {12 over 12}= {49 + 12} over 12}
</annotation>
  </semantics>
</math>
</file>

<file path=Object 75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</mrow>
            <mo stretchy="false">+</mo>
            <msqrt>
              <mn>73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+</mo>
            <msqrt>
              <mn>73</mn>
            </msqrt>
          </mrow>
          <mrow>
            <mo stretchy="false">−</mo>
            <mn>2</mn>
          </mrow>
        </mfrac>
        <mo stretchy="false">=</mo>
        <mrow>
          <mo stretchy="false">−</mo>
          <mfrac>
            <mrow>
              <mrow>
                <mo stretchy="false">−</mo>
                <mn>7</mn>
              </mrow>
              <mo stretchy="false">−</mo>
              <msqrt>
                <mn>73</mn>
              </msqrt>
            </mrow>
            <mn>2</mn>
          </mfrac>
        </mrow>
      </mrow>
    </mstyle>
    <annotation encoding="StarMath 5.0">bold {x_2= {-b + sqrt %DELTA} over {2a} = {-(-7) + sqrt 73 } over { 2 times (-1)}= {7 + sqrt 73} over -2 = -{{-7 - sqrt 73} over 2}}
</annotation>
  </semantics>
</math>
</file>

<file path=Object 76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frac>
                <mrow>
                  <mrow>
                    <mo stretchy="false">−</mo>
                    <mn>7</mn>
                  </mrow>
                  <mo stretchy="false">−</mo>
                  <msqrt>
                    <mn>73</mn>
                  </msqrt>
                </mrow>
                <mn>2</mn>
              </mfrac>
              <mtext> ;</mtext>
              <mfrac>
                <mrow>
                  <mrow>
                    <mo stretchy="false">−</mo>
                    <mn>7</mn>
                  </mrow>
                  <mo stretchy="false">+</mo>
                  <msqrt>
                    <mn>73</mn>
                  </msqrt>
                </mrow>
                <mn>2</mn>
              </mfrac>
            </mrow>
          </mrow>
          <mo fence="true" form="postfix" stretchy="true">}</mo>
        </mrow>
      </mrow>
    </mstyle>
    <annotation encoding="StarMath 5.0">bold {S = left lbrace {{-7 - sqrt 73}over 2 " ;" {-7 + sqrt 73} over 2 }  right rbrace }

</annotation>
  </semantics>
</math>
</file>

<file path=Object 77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,  </mtext>
        <mrow>
          <mi>b</mi>
          <mo stretchy="false">=</mo>
          <mrow>
            <mo stretchy="false">−</mo>
            <mn>6</mn>
          </mrow>
        </mrow>
        <mtext>  et  </mtext>
        <mrow>
          <mi>c</mi>
          <mo stretchy="false">=</mo>
          <mrow>
            <mo stretchy="false">−</mo>
            <mn>8</mn>
          </mrow>
        </mrow>
      </mrow>
    </mstyle>
    <annotation encoding="StarMath 5.0">bold {a= 1" ,  "b= -6"  et  "c= -8}
</annotation>
  </semantics>
</math>
</file>

<file path=Object 78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6</mn>
                  </mrow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n>1</mn>
              <mo stretchy="false">×</mo>
              <mrow>
                <mo fence="true" form="prefix" stretchy="false">(</mo>
                <mrow>
                  <mrow>
                    <mo stretchy="false">−</mo>
                    <mn>8</mn>
                  </mrow>
                </mrow>
                <mo fence="true" form="postfix" stretchy="false">)</mo>
              </mrow>
            </mrow>
          </mrow>
          <mo stretchy="false">=</mo>
          <mrow>
            <mn>36</mn>
            <mo stretchy="false">+</mo>
            <mn>32</mn>
          </mrow>
        </mrow>
      </mrow>
    </mstyle>
    <annotation encoding="StarMath 5.0">bold {%DELTA= b^2 - 4 a c = (-6)^2 - 4 times 1 times (-8) = 36 + 32}
</annotation>
  </semantics>
</math>
</file>

<file path=Object 79/content.xml><?xml version="1.0" encoding="utf-8"?>
<math xmlns="http://www.w3.org/1998/Math/MathML" display="block">
  <semantics>
    <mstyle mathvariant="bold">
      <mrow>
        <mi>β</mi>
        <mo stretchy="false">=</mo>
        <mfrac>
          <mn>61</mn>
          <mn>12</mn>
        </mfrac>
      </mrow>
    </mstyle>
    <annotation encoding="StarMath 5.0">bold {%beta= 61 over 12}
</annotation>
  </semantics>
</math>
</file>

<file path=Object 8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form="postfix" stretchy="false">)</mo>
          </mrow>
          <mn>2</mn>
        </msup>
        <mo stretchy="false">+</mo>
        <mn>3</mn>
      </mrow>
    </mstyle>
    <annotation encoding="StarMath 5.0">bold { (2x -1)^2 +3 }
</annotation>
  </semantics>
</math>
</file>

<file path=Object 80/content.xml><?xml version="1.0" encoding="utf-8"?>
<math xmlns="http://www.w3.org/1998/Math/MathML" display="block">
  <semantics>
    <mstyle mathvariant="bold">
      <mrow>
        <mi mathvariant="normal">Δ</mi>
        <mo stretchy="false">=</mo>
        <mn>68</mn>
        <mo stretchy="false">&gt;</mo>
        <mn>0</mn>
      </mrow>
    </mstyle>
    <annotation encoding="StarMath 5.0">bold {%DELTA= 68 &gt; 0}
</annotation>
  </semantics>
</math>
</file>

<file path=Object 81/content.xml><?xml version="1.0" encoding="utf-8"?>
<math xmlns="http://www.w3.org/1998/Math/MathML" display="block">
  <semantics>
    <mstyle mathvariant="bold">
      <mrow>
        <mrow>
          <msub>
            <mi>x</mi>
            <mn>1</mn>
          </msub>
          <mo stretchy="false">=</mo>
          <mfrac>
            <mrow>
              <mrow>
                <mo stretchy="false">−</mo>
                <mi>b</mi>
              </mrow>
              <mo stretchy="false">−</mo>
              <msqrt>
                <mi mathvariant="normal">Δ</mi>
              </msqrt>
            </mrow>
            <mrow>
              <mn>2</mn>
              <mi>a</mi>
            </mrow>
          </mfrac>
          <mo stretchy="false">=</mo>
          <mfrac>
            <mrow>
              <mrow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  <mo stretchy="false">−</mo>
              <msqrt>
                <mn>68</mn>
              </msqrt>
            </mrow>
            <mrow>
              <mn>2</mn>
              <mo stretchy="false">×</mo>
              <mn>1</mn>
            </mrow>
          </mfrac>
          <mo stretchy="false">=</mo>
          <mfrac>
            <mrow>
              <mn>6</mn>
              <mo stretchy="false">−</mo>
              <msqrt>
                <mn>68</mn>
              </msqrt>
            </mrow>
            <mn>2</mn>
          </mfrac>
          <mo stretchy="false">=</mo>
          <mfrac>
            <mrow>
              <mn>6</mn>
              <mo stretchy="false">−</mo>
              <msqrt>
                <mrow>
                  <mn>4</mn>
                  <mo stretchy="false">×</mo>
                  <mn>17</mn>
                </mrow>
              </msqrt>
            </mrow>
            <mn>2</mn>
          </mfrac>
          <mo stretchy="false">=</mo>
          <mfrac>
            <mrow>
              <mrow>
                <mn>6</mn>
                <mo stretchy="false">−</mo>
                <mn>2</mn>
              </mrow>
              <msqrt>
                <mn>17</mn>
              </msqrt>
            </mrow>
            <mn>2</mn>
          </mfrac>
          <mo stretchy="false">=</mo>
          <mfrac>
            <mrow>
              <mn>2</mn>
              <mrow>
                <mo fence="true" form="prefix" stretchy="false">(</mo>
                <mrow>
                  <mrow>
                    <mrow>
                      <mn>3</mn>
                      <mo stretchy="false">−</mo>
                      <mn>2</mn>
                    </mrow>
                    <msqrt>
                      <mn>17</mn>
                    </msqrt>
                  </mrow>
                </mrow>
                <mo fence="true" form="postfix" stretchy="false">)</mo>
              </mrow>
            </mrow>
            <mn>2</mn>
          </mfrac>
          <mo stretchy="false">=</mo>
          <mrow>
            <mn>3</mn>
            <mo stretchy="false">−</mo>
            <mn>2</mn>
          </mrow>
        </mrow>
        <msqrt>
          <mn>17</mn>
        </msqrt>
      </mrow>
    </mstyle>
    <annotation encoding="StarMath 5.0">bold {x_1= {-b - sqrt %DELTA} over {2a} = {-(-6) - sqrt 68 } over { 2 times 1}= {6 - sqrt 68} over 2 = {{6 - sqrt {4 times 17}} over 2 }= {6 - 2 sqrt 17} over 2 = {2(3 - 2 sqrt 17)} over 2 = 3 - 2 sqrt 17 } 
</annotation>
  </semantics>
</math>
</file>

<file path=Object 82/content.xml><?xml version="1.0" encoding="utf-8"?>
<math xmlns="http://www.w3.org/1998/Math/MathML" display="block">
  <semantics>
    <mstyle mathvariant="bold">
      <mrow>
        <mrow>
          <msub>
            <mi>x</mi>
            <mn>2</mn>
          </msub>
          <mo stretchy="false">=</mo>
          <mfrac>
            <mrow>
              <mrow>
                <mo stretchy="false">−</mo>
                <mi>b</mi>
              </mrow>
              <mo stretchy="false">+</mo>
              <msqrt>
                <mi mathvariant="normal">Δ</mi>
              </msqrt>
            </mrow>
            <mrow>
              <mn>2</mn>
              <mi>a</mi>
            </mrow>
          </mfrac>
          <mo stretchy="false">=</mo>
          <mfrac>
            <mrow>
              <mrow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  <mo stretchy="false">+</mo>
              <msqrt>
                <mn>68</mn>
              </msqrt>
            </mrow>
            <mrow>
              <mn>2</mn>
              <mo stretchy="false">×</mo>
              <mn>1</mn>
            </mrow>
          </mfrac>
          <mo stretchy="false">=</mo>
          <mfrac>
            <mrow>
              <mn>6</mn>
              <mo stretchy="false">+</mo>
              <msqrt>
                <mn>68</mn>
              </msqrt>
            </mrow>
            <mn>2</mn>
          </mfrac>
          <mo stretchy="false">=</mo>
          <mfrac>
            <mrow>
              <mn>6</mn>
              <mo stretchy="false">+</mo>
              <msqrt>
                <mrow>
                  <mn>4</mn>
                  <mo stretchy="false">×</mo>
                  <mn>17</mn>
                </mrow>
              </msqrt>
            </mrow>
            <mn>2</mn>
          </mfrac>
          <mo stretchy="false">=</mo>
          <mfrac>
            <mrow>
              <mrow>
                <mn>6</mn>
                <mo stretchy="false">+</mo>
                <mn>2</mn>
              </mrow>
              <msqrt>
                <mn>17</mn>
              </msqrt>
            </mrow>
            <mn>2</mn>
          </mfrac>
          <mo stretchy="false">=</mo>
          <mfrac>
            <mrow>
              <mn>2</mn>
              <mrow>
                <mo fence="true" form="prefix" stretchy="false">(</mo>
                <mrow>
                  <mrow>
                    <mrow>
                      <mn>3</mn>
                      <mo stretchy="false">+</mo>
                      <mn>2</mn>
                    </mrow>
                    <msqrt>
                      <mn>17</mn>
                    </msqrt>
                  </mrow>
                </mrow>
                <mo fence="true" form="postfix" stretchy="false">)</mo>
              </mrow>
            </mrow>
            <mn>2</mn>
          </mfrac>
          <mo stretchy="false">=</mo>
          <mrow>
            <mn>3</mn>
            <mo stretchy="false">+</mo>
            <mn>2</mn>
          </mrow>
        </mrow>
        <msqrt>
          <mn>17</mn>
        </msqrt>
      </mrow>
    </mstyle>
    <annotation encoding="StarMath 5.0">bold {x_2= {-b + sqrt %DELTA} over {2a} = {-(-6) + sqrt 68 } over { 2 times 1}= {6 + sqrt 68} over 2 = {{6 + sqrt {4 times 17}} over 2 }= {6 + 2 sqrt 17} over 2 = {2(3 + 2 sqrt 17)} over 2 = 3 + 2 sqrt 17 } 
</annotation>
  </semantics>
</math>
</file>

<file path=Object 83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row>
                <mrow>
                  <mn>3</mn>
                  <mo stretchy="false">−</mo>
                  <mn>2</mn>
                </mrow>
                <msqrt>
                  <mn>17</mn>
                </msqrt>
              </mrow>
              <mtext> ;</mtext>
              <mrow>
                <mrow>
                  <mn>3</mn>
                  <mo stretchy="false">+</mo>
                  <mn>2</mn>
                </mrow>
                <msqrt>
                  <mn>17</mn>
                </msqrt>
              </mrow>
            </mrow>
          </mrow>
          <mo fence="true" form="postfix" stretchy="true">}</mo>
        </mrow>
      </mrow>
    </mstyle>
    <annotation encoding="StarMath 5.0">bold {S = left lbrace {{3 - 2 sqrt 17} " ;" {3 + 2 sqrt 17} }  right rbrace }

</annotation>
  </semantics>
</math>
</file>

<file path=Object 84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1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n>6</mn>
        </mrow>
      </mrow>
    </mstyle>
    <annotation encoding="StarMath 5.0">bold {a= -1" ,  "b= 7"  et  "c= 6}
</annotation>
  </semantics>
</math>
</file>

<file path=Object 85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n>4</mn>
              <mn>2</mn>
            </msup>
            <mo stretchy="false">−</mo>
            <mrow>
              <mn>4</mn>
              <mo stretchy="false">×</mo>
              <mn>7</mn>
              <mo stretchy="false">×</mo>
              <mn>10</mn>
            </mrow>
          </mrow>
          <mo stretchy="false">=</mo>
          <mrow>
            <mn>16</mn>
            <mo stretchy="false">−</mo>
            <mn>280</mn>
          </mrow>
        </mrow>
      </mrow>
    </mstyle>
    <annotation encoding="StarMath 5.0">bold {%DELTA= b^2 - 4 a c = 4^2 - 4 times 7 times 10 = 16 - 280}
</annotation>
  </semantics>
</math>
</file>

<file path=Object 86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264</mn>
        </mrow>
        <mo stretchy="false">&lt;</mo>
        <mn>0</mn>
      </mrow>
    </mstyle>
    <annotation encoding="StarMath 5.0">bold {%DELTA= -264 &lt; 0}
</annotation>
  </semantics>
</math>
</file>

<file path=Object 87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−</mo>
          <mfrac>
            <mn>5</mn>
            <mn>2</mn>
          </mfrac>
        </mrow>
      </mrow>
    </mstyle>
    <annotation encoding="StarMath 5.0">bold { U_{n+1} = U_n -{ 5 over 2}  }
</annotation>
  </semantics>
</math>
</file>

<file path=Object 88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row>
          <msub>
            <mi>U</mi>
            <mn>0</mn>
          </msub>
          <mo stretchy="false">−</mo>
          <mfrac>
            <mn>5</mn>
            <mn>2</mn>
          </mfrac>
        </mrow>
        <mo stretchy="false">=</mo>
        <mrow>
          <mn>3</mn>
          <mo stretchy="false">−</mo>
          <mfrac>
            <mn>5</mn>
            <mn>2</mn>
          </mfrac>
        </mrow>
        <mo stretchy="false">=</mo>
        <mrow>
          <mfrac>
            <mn>6</mn>
            <mn>2</mn>
          </mfrac>
          <mo stretchy="false">−</mo>
          <mfrac>
            <mn>5</mn>
            <mn>2</mn>
          </mfrac>
        </mrow>
        <mo stretchy="false">=</mo>
        <mfrac>
          <mrow>
            <mn>6</mn>
            <mo stretchy="false">−</mo>
            <mn>5</mn>
          </mrow>
          <mn>2</mn>
        </mfrac>
        <mo stretchy="false">=</mo>
        <mfrac>
          <mn>1</mn>
          <mn>2</mn>
        </mfrac>
      </mrow>
    </mstyle>
    <annotation encoding="StarMath 5.0">bold { U_1 = U_0 - {5 over 2} = 3 - {5 over 2}= {6 over 2} - {5 over 2} = {6 - 5} over 2 = { 1 over 2}}
</annotation>
  </semantics>
</math>
</file>

<file path=Object 89/content.xml><?xml version="1.0" encoding="utf-8"?>
<math xmlns="http://www.w3.org/1998/Math/MathML" display="block">
  <semantics>
    <mstyle mathvariant="bold">
      <mrow>
        <mi>S</mi>
        <mo stretchy="false">=</mo>
        <mi mathvariant="normal">∅</mi>
      </mrow>
    </mstyle>
    <annotation encoding="StarMath 5.0">bold {S = emptyset }

</annotation>
  </semantics>
</math>
</file>

<file path=Object 9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,  </mtext>
        <mrow>
          <mi>b</mi>
          <mo stretchy="false">=</mo>
          <mn>6</mn>
        </mrow>
        <mtext>  et  </mtext>
        <mrow>
          <mi>c</mi>
          <mo stretchy="false">=</mo>
          <mrow>
            <mo stretchy="false">−</mo>
            <mn>8</mn>
          </mrow>
        </mrow>
      </mrow>
    </mstyle>
    <annotation encoding="StarMath 5.0">bold {a= 1" ,  "b= 6"  et  "c= -8}
</annotation>
  </semantics>
</math>
</file>

<file path=Object 90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  <mn>2</mn>
          </msup>
          <mo stretchy="false">−</mo>
          <mrow>
            <mn>2</mn>
            <mo stretchy="false">×</mo>
            <mn>2</mn>
          </mrow>
        </mrow>
        <mrow>
          <mrow>
            <mi>x</mi>
            <mo stretchy="false">×</mo>
            <mn>1</mn>
          </mrow>
          <mo stretchy="false">+</mo>
          <msup>
            <mn>1</mn>
            <mn>2</mn>
          </msup>
          <mo stretchy="false">+</mo>
          <mn>3</mn>
        </mrow>
        <mrow>
          <mrow>
            <msup>
              <mi>x</mi>
              <mn>2</mn>
            </msup>
            <mo stretchy="false">+</mo>
            <mn>9</mn>
          </mrow>
          <mo stretchy="false">=</mo>
          <mn>0</mn>
        </mrow>
      </mrow>
    </mstyle>
    <annotation encoding="StarMath 5.0">bold { (2x)^2 -2 times 2x times 1 + 1^2 + 3x^2 + 9 = 0 }
</annotation>
  </semantics>
</math>
</file>

<file path=Object 91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−</mo>
          <mn>4</mn>
        </mrow>
        <mrow>
          <mi>x</mi>
          <mo stretchy="false">+</mo>
          <mn>1</mn>
          <mo stretchy="false">+</mo>
          <mn>3</mn>
        </mrow>
        <mrow>
          <mrow>
            <msup>
              <mi>x</mi>
              <mn>2</mn>
            </msup>
            <mo stretchy="false">+</mo>
            <mn>9</mn>
          </mrow>
          <mo stretchy="false">=</mo>
          <mn>0</mn>
        </mrow>
      </mrow>
    </mstyle>
    <annotation encoding="StarMath 5.0">bold { 4x^2 -4x + 1 + 3x^2 + 9 = 0 }
</annotation>
  </semantics>
</math>
</file>

<file path=Object 92/content.xml><?xml version="1.0" encoding="utf-8"?>
<math xmlns="http://www.w3.org/1998/Math/MathML" display="block">
  <semantics>
    <mstyle mathvariant="bold">
      <mrow>
        <mn>7</mn>
        <mrow>
          <msup>
            <mi>x</mi>
            <mn>2</mn>
          </msup>
          <mo stretchy="false">−</mo>
          <mn>4</mn>
        </mrow>
        <mrow>
          <mrow>
            <mi>x</mi>
            <mo stretchy="false">+</mo>
            <mn>10</mn>
          </mrow>
          <mo stretchy="false">=</mo>
          <mn>0</mn>
        </mrow>
      </mrow>
    </mstyle>
    <annotation encoding="StarMath 5.0">bold { 7x^2 -4x + 10 = 0 }
</annotation>
  </semantics>
</math>
</file>

<file path=Object 93/content.xml><?xml version="1.0" encoding="utf-8"?>
<math xmlns="http://www.w3.org/1998/Math/MathML" display="block">
  <semantics>
    <mstyle mathvariant="bold">
      <mi mathvariant="normal">ℝ</mi>
    </mstyle>
    <annotation encoding="StarMath 5.0">bold { setR }
</annotation>
  </semantics>
</math>
</file>

<file path=Object 94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frac>
          <mn>1</mn>
          <mn>2</mn>
        </mfrac>
      </mrow>
    </mstyle>
    <annotation encoding="StarMath 5.0">bold { U_1 = { 1 over 2}}
</annotation>
  </semantics>
</math>
</file>

<file path=Object 95/content.xml><?xml version="1.0" encoding="utf-8"?>
<math xmlns="http://www.w3.org/1998/Math/MathML" display="block">
  <semantics>
    <mstyle mathvariant="bold">
      <mrow>
        <msub>
          <mi>U</mi>
          <mn>2</mn>
        </msub>
        <mo stretchy="false">=</mo>
        <mrow>
          <msub>
            <mi>U</mi>
            <mn>1</mn>
          </msub>
          <mo stretchy="false">−</mo>
          <mfrac>
            <mn>5</mn>
            <mn>2</mn>
          </mfrac>
        </mrow>
        <mo stretchy="false">=</mo>
        <mrow>
          <mfrac>
            <mn>1</mn>
            <mn>2</mn>
          </mfrac>
          <mo stretchy="false">−</mo>
          <mfrac>
            <mn>5</mn>
            <mn>2</mn>
          </mfrac>
        </mrow>
        <mo stretchy="false">=</mo>
        <mfrac>
          <mrow>
            <mn>1</mn>
            <mo stretchy="false">−</mo>
            <mn>5</mn>
          </mrow>
          <mn>2</mn>
        </mfrac>
        <mo stretchy="false">=</mo>
        <mrow>
          <mo stretchy="false">−</mo>
          <mfrac>
            <mn>4</mn>
            <mn>2</mn>
          </mfrac>
        </mrow>
        <mo stretchy="false">=</mo>
        <mrow>
          <mo stretchy="false">−</mo>
          <mn>2</mn>
        </mrow>
      </mrow>
    </mstyle>
    <annotation encoding="StarMath 5.0">bold { U_2 = U_1 - {5 over 2} = {1 over 2} - {5 over 2}= {1 -5 } over 2= -{ 4 over 2}= -2}
</annotation>
  </semantics>
</math>
</file>

<file path=Object 96/content.xml><?xml version="1.0" encoding="utf-8"?>
<math xmlns="http://www.w3.org/1998/Math/MathML" display="block">
  <semantics>
    <mstyle mathvariant="bold">
      <mrow>
        <msub>
          <mi>U</mi>
          <mn>2</mn>
        </msub>
        <mo stretchy="false">=</mo>
        <mrow>
          <mo stretchy="false">−</mo>
          <mn>2</mn>
        </mrow>
      </mrow>
    </mstyle>
    <annotation encoding="StarMath 5.0">bold { U_2 = -2}
</annotation>
  </semantics>
</math>
</file>

<file path=Object 97/content.xml><?xml version="1.0" encoding="utf-8"?>
<math xmlns="http://www.w3.org/1998/Math/MathML" display="block">
  <semantics>
    <mstyle mathvariant="bold">
      <mrow>
        <msub>
          <mi>U</mi>
          <mn>3</mn>
        </msub>
        <mo stretchy="false">=</mo>
        <mrow>
          <msub>
            <mi>U</mi>
            <mn>2</mn>
          </msub>
          <mo stretchy="false">−</mo>
          <mfrac>
            <mn>5</mn>
            <mn>2</mn>
          </mfrac>
        </mrow>
        <mo stretchy="false">=</mo>
        <mrow>
          <mrow>
            <mo stretchy="false">−</mo>
            <mn>2</mn>
          </mrow>
          <mo stretchy="false">−</mo>
          <mfrac>
            <mn>5</mn>
            <mn>2</mn>
          </mfrac>
        </mrow>
        <mo stretchy="false">=</mo>
        <mrow>
          <mrow>
            <mo stretchy="false">−</mo>
            <mfrac>
              <mn>4</mn>
              <mn>2</mn>
            </mfrac>
          </mrow>
          <mo stretchy="false">−</mo>
          <mfrac>
            <mn>5</mn>
            <mn>2</mn>
          </mfrac>
        </mrow>
        <mo stretchy="false">=</mo>
        <mfrac>
          <mrow>
            <mrow>
              <mo stretchy="false">−</mo>
              <mn>4</mn>
            </mrow>
            <mo stretchy="false">−</mo>
            <mn>5</mn>
          </mrow>
          <mn>2</mn>
        </mfrac>
        <mo stretchy="false">=</mo>
        <mrow>
          <mo stretchy="false">−</mo>
          <mfrac>
            <mn>9</mn>
            <mn>2</mn>
          </mfrac>
        </mrow>
      </mrow>
    </mstyle>
    <annotation encoding="StarMath 5.0">bold { U_3 = U_2 - {5 over 2} = -2 - {5 over 2}= -{4 over 2}- {5 over 2}=  {-4 -5 } over 2= -{ 9 over 2}}
</annotation>
  </semantics>
</math>
</file>

<file path=Object 98/content.xml><?xml version="1.0" encoding="utf-8"?>
<math xmlns="http://www.w3.org/1998/Math/MathML" display="block">
  <semantics>
    <mstyle mathvariant="bold">
      <mrow>
        <msub>
          <mi>U</mi>
          <mn>3</mn>
        </msub>
        <mo stretchy="false">=</mo>
        <mrow>
          <mo stretchy="false">−</mo>
          <mfrac>
            <mn>9</mn>
            <mn>2</mn>
          </mfrac>
        </mrow>
      </mrow>
    </mstyle>
    <annotation encoding="StarMath 5.0">bold { U_3 = -{ 9 over 2}}
</annotation>
  </semantics>
</math>
</file>

<file path=Object 99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 U_0 = 3 }
</annotation>
  </semantics>
</math>
</file>